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CE00000083152B0099B1E31D26.jpg" manifest:media-type="image/jpeg"/>
  <manifest:file-entry manifest:full-path="Pictures/10000201000000DC00000039FE5D78308492B1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master-page-name="First_20_Page">
      <style:table-properties style:width="16.002cm" style:rel-width="100%" fo:margin-top="0cm" fo:margin-bottom="0cm" style:page-number="auto" table:align="center" style:writing-mode="lr-tb"/>
    </style:style>
    <style:style style:name="Tableau1.A" style:family="table-column">
      <style:table-column-properties style:column-width="16.002cm" style:rel-column-width="65535*"/>
    </style:style>
    <style:style style:name="Tableau1.1" style:family="table-row">
      <style:table-row-properties style:min-row-height="5.08cm" fo:keep-together="auto"/>
    </style:style>
    <style:style style:name="Tableau1.A1" style:family="table-cell">
      <style:table-cell-properties fo:padding-left="0.191cm" fo:padding-right="0.191cm" fo:padding-top="0cm" fo:padding-bottom="0cm" fo:border="none"/>
    </style:style>
    <style:style style:name="Tableau1.2" style:family="table-row">
      <style:table-row-properties style:min-row-height="2.54cm" fo:keep-together="auto"/>
    </style:style>
    <style:style style:name="Tableau1.A2" style:family="table-cell">
      <style:table-cell-properties style:vertical-align="middle" fo:padding-left="0.191cm" fo:padding-right="0.191cm" fo:padding-top="0cm" fo:padding-bottom="0cm" fo:border-left="none" fo:border-right="none" fo:border-top="none" fo:border-bottom="0.5pt solid #4f81bd"/>
    </style:style>
    <style:style style:name="Tableau1.3" style:family="table-row">
      <style:table-row-properties style:min-row-height="1.27cm" fo:keep-together="auto"/>
    </style:style>
    <style:style style:name="Tableau1.A3" style:family="table-cell">
      <style:table-cell-properties style:vertical-align="middle" fo:padding-left="0.191cm" fo:padding-right="0.191cm" fo:padding-top="0cm" fo:padding-bottom="0cm" fo:border-left="none" fo:border-right="none" fo:border-top="0.5pt solid #4f81bd" fo:border-bottom="none"/>
    </style:style>
    <style:style style:name="Tableau1.4" style:family="table-row">
      <style:table-row-properties style:min-row-height="0.635cm" fo:keep-together="auto"/>
    </style:style>
    <style:style style:name="Tableau1.A4" style:family="table-cell">
      <style:table-cell-properties style:vertical-align="middle" fo:padding-left="0.191cm" fo:padding-right="0.191cm" fo:padding-top="0cm" fo:padding-bottom="0cm" fo:border="none"/>
    </style:style>
    <style:style style:name="Tableau1.5" style:family="table-row">
      <style:table-row-properties style:min-row-height="0.706cm" fo:keep-together="auto"/>
    </style:style>
    <style:style style:name="Tableau2" style:family="table">
      <style:table-properties style:width="16.002cm" style:rel-width="100%" fo:margin-top="0cm" fo:margin-bottom="0cm" table:align="center" style:writing-mode="lr-tb"/>
    </style:style>
    <style:style style:name="Tableau2.A" style:family="table-column">
      <style:table-column-properties style:column-width="16.002cm" style:rel-column-width="65535*"/>
    </style:style>
    <style:style style:name="Tableau2.1" style:family="table-row">
      <style:table-row-properties style:min-row-height="0.499cm" fo:keep-together="auto"/>
    </style:style>
    <style:style style:name="Tableau2.A1" style:family="table-cell">
      <style:table-cell-properties fo:padding-left="0.191cm" fo:padding-right="0.191cm" fo:padding-top="0cm" fo:padding-bottom="0cm" fo:border="none"/>
    </style:style>
    <style:style style:name="Tableau3" style:family="table">
      <style:table-properties style:width="16.249cm" fo:margin-left="-0.206cm" fo:margin-top="0cm" fo:margin-bottom="0cm" table:align="left" style:writing-mode="lr-tb"/>
    </style:style>
    <style:style style:name="Tableau3.A" style:family="table-column">
      <style:table-column-properties style:column-width="5.415cm"/>
    </style:style>
    <style:style style:name="Tableau3.B" style:family="table-column">
      <style:table-column-properties style:column-width="5.417cm"/>
    </style:style>
    <style:style style:name="Tableau3.1" style:family="table-row">
      <style:table-row-properties fo:keep-together="auto"/>
    </style:style>
    <style:style style:name="Tableau3.A1" style:family="table-cell">
      <style:table-cell-properties fo:background-color="#f79646" fo:padding-left="0.206cm" fo:padding-right="0.191cm" fo:padding-top="0cm" fo:padding-bottom="0cm" fo:border-left="1pt solid #f79646" fo:border-right="none" fo:border-top="1pt solid #f79646" fo:border-bottom="none">
        <style:background-image/>
      </style:table-cell-properties>
    </style:style>
    <style:style style:name="Tableau3.B1" style:family="table-cell">
      <style:table-cell-properties fo:background-color="#f79646" fo:padding-left="0.206cm" fo:padding-right="0.191cm" fo:padding-top="0cm" fo:padding-bottom="0cm" fo:border-left="none" fo:border-right="none" fo:border-top="1pt solid #f79646" fo:border-bottom="none">
        <style:background-image/>
      </style:table-cell-properties>
    </style:style>
    <style:style style:name="Tableau3.C1" style:family="table-cell">
      <style:table-cell-properties fo:background-color="#f79646" fo:padding-left="0.206cm" fo:padding-right="0.191cm" fo:padding-top="0cm" fo:padding-bottom="0cm" fo:border-left="none" fo:border-right="1pt solid #f79646" fo:border-top="1pt solid #f79646" fo:border-bottom="none">
        <style:background-image/>
      </style:table-cell-properties>
    </style:style>
    <style:style style:name="Tableau3.A2" style:family="table-cell">
      <style:table-cell-properties fo:padding-left="0.206cm" fo:padding-right="0.191cm" fo:padding-top="0cm" fo:padding-bottom="0cm" fo:border-left="1pt solid #f79646" fo:border-right="none" fo:border-top="1pt solid #f79646" fo:border-bottom="1pt solid #f79646"/>
    </style:style>
    <style:style style:name="Tableau3.B2" style:family="table-cell">
      <style:table-cell-properties fo:padding-left="0.206cm" fo:padding-right="0.191cm" fo:padding-top="0cm" fo:padding-bottom="0cm" fo:border-left="none" fo:border-right="none" fo:border-top="1pt solid #f79646" fo:border-bottom="1pt solid #f79646"/>
    </style:style>
    <style:style style:name="Tableau3.C2" style:family="table-cell">
      <style:table-cell-properties fo:padding-left="0.206cm" fo:padding-right="0.191cm" fo:padding-top="0cm" fo:padding-bottom="0cm" fo:border-left="none" fo:border-right="1pt solid #f79646" fo:border-top="1pt solid #f79646" fo:border-bottom="1pt solid #f79646"/>
    </style:style>
    <style:style style:name="P1" style:family="paragraph" style:parent-style-name="Footer_20_Odd">
      <style:paragraph-properties fo:text-align="start" style:justify-single-word="false">
        <style:tab-stops>
          <style:tab-stop style:position="3.071cm"/>
          <style:tab-stop style:position="16.002cm" style:type="right"/>
        </style:tab-stops>
      </style:paragraph-properties>
    </style:style>
    <style:style style:name="P2" style:family="paragraph" style:parent-style-name="Standard">
      <style:text-properties fo:font-size="16pt" fo:font-weight="bold" style:font-size-asian="16pt" style:font-weight-asian="bold" style:font-size-complex="16pt"/>
    </style:style>
    <style:style style:name="P3" style:family="paragraph" style:parent-style-name="Standard">
      <style:text-properties fo:font-size="16pt" style:font-size-asian="16pt" style:font-size-complex="16pt"/>
    </style:style>
    <style:style style:name="P4" style:family="paragraph" style:parent-style-name="Standard">
      <style:text-properties style:font-name="Calibri" style:font-name-asian="Calibri1" style:font-name-complex="Times New Roman"/>
    </style:style>
    <style:style style:name="P5" style:family="paragraph" style:parent-style-name="Standard">
      <style:paragraph-properties fo:text-align="justify" style:justify-single-word="false"/>
      <style:text-properties officeooo:rsid="001a4dcf" officeooo:paragraph-rsid="001a4dcf"/>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1a7946"/>
    </style:style>
    <style:style style:name="P8" style:family="paragraph" style:parent-style-name="Standard">
      <style:paragraph-properties fo:text-align="justify" style:justify-single-word="false"/>
      <style:text-properties officeooo:paragraph-rsid="001ac67f"/>
    </style:style>
    <style:style style:name="P9" style:family="paragraph" style:parent-style-name="Standard">
      <style:paragraph-properties fo:text-align="justify" style:justify-single-word="false"/>
      <style:text-properties officeooo:paragraph-rsid="0023d3f6"/>
    </style:style>
    <style:style style:name="P10" style:family="paragraph" style:parent-style-name="Standard">
      <style:paragraph-properties fo:text-align="justify" style:justify-single-word="false"/>
      <style:text-properties officeooo:paragraph-rsid="00497efc"/>
    </style:style>
    <style:style style:name="P11" style:family="paragraph" style:parent-style-name="Standard">
      <style:paragraph-properties fo:text-align="justify" style:justify-single-word="false"/>
      <style:text-properties fo:color="#365f91" style:font-name="Cambria" fo:font-size="14pt" fo:font-weight="bold" officeooo:paragraph-rsid="001aa938" style:font-name-asian="Calibri1" style:font-size-asian="14pt" style:font-weight-asian="bold" style:font-name-complex="DejaVu Sans" style:font-size-complex="14pt" style:font-weight-complex="bold"/>
    </style:style>
    <style:style style:name="P12" style:family="paragraph" style:parent-style-name="Standard">
      <style:paragraph-properties fo:text-align="justify" style:justify-single-word="false"/>
      <style:text-properties fo:color="#365f91" style:font-name="Cambria" fo:font-size="14pt" fo:font-weight="bold" officeooo:rsid="001ac67f" officeooo:paragraph-rsid="001ac67f" style:font-name-asian="Calibri1" style:font-size-asian="14pt" style:font-weight-asian="bold" style:font-name-complex="DejaVu Sans" style:font-size-complex="14pt" style:font-weight-complex="bold"/>
    </style:style>
    <style:style style:name="P13" style:family="paragraph" style:parent-style-name="Standard">
      <style:paragraph-properties fo:text-align="justify" style:justify-single-word="false"/>
      <style:text-properties fo:color="#365f91" style:font-name="Cambria" fo:font-size="14pt" fo:font-weight="bold" officeooo:rsid="001ac67f" officeooo:paragraph-rsid="001cd972" style:font-name-asian="Calibri1" style:font-size-asian="14pt" style:font-weight-asian="bold" style:font-name-complex="DejaVu Sans" style:font-size-complex="14pt" style:font-weight-complex="bold"/>
    </style:style>
    <style:style style:name="P14" style:family="paragraph" style:parent-style-name="Standard">
      <style:paragraph-properties fo:text-align="justify" style:justify-single-word="false"/>
      <style:text-properties fo:color="#365f91" style:font-name="Cambria" fo:font-size="14pt" fo:font-weight="bold" officeooo:rsid="001ac67f" officeooo:paragraph-rsid="001f9bd0" style:font-name-asian="Calibri1" style:font-size-asian="14pt" style:font-weight-asian="bold" style:font-name-complex="DejaVu Sans" style:font-size-complex="14pt" style:font-weight-complex="bold"/>
    </style:style>
    <style:style style:name="P15" style:family="paragraph" style:parent-style-name="Standard">
      <style:paragraph-properties fo:text-align="justify" style:justify-single-word="false"/>
      <style:text-properties fo:color="#365f91" style:font-name="Cambria" fo:font-size="14pt" fo:font-style="normal" fo:font-weight="normal" officeooo:rsid="003fd31b" officeooo:paragraph-rsid="003fd31b" style:font-name-asian="Calibri1" style:font-size-asian="14pt" style:font-style-asian="normal" style:font-weight-asian="normal" style:font-name-complex="DejaVu Sans" style:font-size-complex="14pt" style:font-style-complex="normal" style:font-weight-complex="normal"/>
    </style:style>
    <style:style style:name="P16" style:family="paragraph" style:parent-style-name="Standard">
      <style:paragraph-properties fo:text-align="start" style:justify-single-word="false"/>
      <style:text-properties fo:color="#365f91" style:font-name="Cambria" fo:font-size="11pt" fo:font-style="normal" fo:font-weight="normal" officeooo:rsid="0031afaf" officeooo:paragraph-rsid="00337fda" style:font-name-asian="Calibri1" style:font-size-asian="11pt" style:font-style-asian="normal" style:font-weight-asian="normal" style:font-name-complex="DejaVu Sans" style:font-size-complex="11pt" style:font-style-complex="normal" style:font-weight-complex="normal"/>
    </style:style>
    <style:style style:name="P17" style:family="paragraph" style:parent-style-name="Standard">
      <style:paragraph-properties fo:text-align="start" style:justify-single-word="false"/>
      <style:text-properties fo:color="#365f91" style:font-name="Cambria" fo:font-size="11pt" fo:font-style="normal" fo:font-weight="normal" officeooo:rsid="0031afaf" officeooo:paragraph-rsid="0031afaf" style:font-name-asian="Calibri1" style:font-size-asian="11pt" style:font-style-asian="normal" style:font-weight-asian="normal" style:font-name-complex="DejaVu Sans" style:font-size-complex="11pt" style:font-style-complex="normal" style:font-weight-complex="normal"/>
    </style:style>
    <style:style style:name="P18" style:family="paragraph" style:parent-style-name="Standard">
      <style:paragraph-properties fo:text-align="justify" style:justify-single-word="false"/>
      <style:text-properties fo:color="#000000" style:font-name="Cambria" fo:font-size="11pt" fo:font-weight="normal" officeooo:rsid="001ac67f" officeooo:paragraph-rsid="001ac67f" style:font-name-asian="Calibri1" style:font-size-asian="11pt" style:font-weight-asian="normal" style:font-name-complex="DejaVu Sans" style:font-size-complex="11pt" style:font-weight-complex="normal"/>
    </style:style>
    <style:style style:name="P19" style:family="paragraph" style:parent-style-name="Standard">
      <style:paragraph-properties fo:text-align="justify" style:justify-single-word="false"/>
      <style:text-properties fo:color="#000000" style:font-name="Cambria" fo:font-size="11pt" fo:font-weight="normal" officeooo:rsid="001ac67f" officeooo:paragraph-rsid="001cd972" style:font-name-asian="Calibri1" style:font-size-asian="11pt" style:font-weight-asian="normal" style:font-name-complex="DejaVu Sans" style:font-size-complex="11pt" style:font-weight-complex="normal"/>
    </style:style>
    <style:style style:name="P20" style:family="paragraph" style:parent-style-name="Standard">
      <style:paragraph-properties fo:text-align="justify" style:justify-single-word="false"/>
      <style:text-properties fo:color="#000000" style:font-name="Cambria" fo:font-size="11pt" fo:font-weight="normal" officeooo:rsid="001ac67f" officeooo:paragraph-rsid="001f9bd0" style:font-name-asian="Calibri1" style:font-size-asian="11pt" style:font-weight-asian="normal" style:font-name-complex="DejaVu Sans" style:font-size-complex="11pt" style:font-weight-complex="normal"/>
    </style:style>
    <style:style style:name="P21" style:family="paragraph" style:parent-style-name="Standard">
      <style:paragraph-properties fo:text-align="justify" style:justify-single-word="false"/>
      <style:text-properties fo:color="#000000" style:font-name="Cambria" fo:font-size="11pt" fo:font-weight="normal" officeooo:rsid="001ac67f" officeooo:paragraph-rsid="00216135" style:font-name-asian="Calibri1" style:font-size-asian="11pt" style:font-weight-asian="normal" style:font-name-complex="DejaVu Sans" style:font-size-complex="11pt" style:font-weight-complex="normal"/>
    </style:style>
    <style:style style:name="P22" style:family="paragraph" style:parent-style-name="Standard">
      <style:paragraph-properties fo:text-align="justify" style:justify-single-word="false"/>
      <style:text-properties fo:color="#000000" style:font-name="Cambria" fo:font-size="11pt" fo:font-weight="normal" officeooo:rsid="001ac67f" officeooo:paragraph-rsid="002b650a" style:font-name-asian="Calibri1" style:font-size-asian="11pt" style:font-weight-asian="normal" style:font-name-complex="DejaVu Sans" style:font-size-complex="11pt" style:font-weight-complex="normal"/>
    </style:style>
    <style:style style:name="P23" style:family="paragraph" style:parent-style-name="Standard">
      <style:paragraph-properties fo:text-align="justify" style:justify-single-word="false"/>
      <style:text-properties fo:color="#000000" style:font-name="Cambria" fo:font-size="11pt" fo:font-weight="normal" officeooo:rsid="001ac67f" officeooo:paragraph-rsid="002e2b5b" style:font-name-asian="Calibri1" style:font-size-asian="11pt" style:font-weight-asian="normal" style:font-name-complex="DejaVu Sans" style:font-size-complex="11pt" style:font-weight-complex="normal"/>
    </style:style>
    <style:style style:name="P24" style:family="paragraph" style:parent-style-name="Standard">
      <style:paragraph-properties fo:text-align="justify" style:justify-single-word="false"/>
      <style:text-properties fo:color="#000000" style:font-name="Cambria" fo:font-size="11pt" fo:font-weight="normal" officeooo:rsid="001ac67f" officeooo:paragraph-rsid="002f306d" style:font-name-asian="Calibri1" style:font-size-asian="11pt" style:font-weight-asian="normal" style:font-name-complex="DejaVu Sans" style:font-size-complex="11pt" style:font-weight-complex="normal"/>
    </style:style>
    <style:style style:name="P25" style:family="paragraph" style:parent-style-name="Standard">
      <style:paragraph-properties fo:text-align="justify" style:justify-single-word="false"/>
      <style:text-properties fo:color="#000000" style:font-name="Cambria" fo:font-size="11pt" fo:font-weight="normal" officeooo:rsid="00216135" officeooo:paragraph-rsid="00216135" style:font-name-asian="Calibri1" style:font-size-asian="11pt" style:font-weight-asian="normal" style:font-name-complex="DejaVu Sans" style:font-size-complex="11pt" style:font-weight-complex="normal"/>
    </style:style>
    <style:style style:name="P26" style:family="paragraph" style:parent-style-name="Standard">
      <style:paragraph-properties fo:text-align="justify" style:justify-single-word="false"/>
      <style:text-properties fo:color="#000000" style:font-name="Cambria" fo:font-size="11pt" fo:font-weight="normal" officeooo:rsid="0023f45b" officeooo:paragraph-rsid="0023f45b" style:font-name-asian="Calibri1" style:font-size-asian="11pt" style:font-weight-asian="normal" style:font-name-complex="DejaVu Sans" style:font-size-complex="11pt" style:font-weight-complex="normal"/>
    </style:style>
    <style:style style:name="P27" style:family="paragraph" style:parent-style-name="Standard">
      <style:paragraph-properties fo:text-align="justify" style:justify-single-word="false"/>
      <style:text-properties fo:color="#000000" style:font-name="Cambria" fo:font-size="11pt" fo:font-weight="normal" officeooo:rsid="002cf48c" officeooo:paragraph-rsid="002cf48c" style:font-name-asian="Calibri1" style:font-size-asian="11pt" style:font-weight-asian="normal" style:font-name-complex="DejaVu Sans" style:font-size-complex="11pt" style:font-weight-complex="normal"/>
    </style:style>
    <style:style style:name="P28" style:family="paragraph" style:parent-style-name="Standard">
      <style:paragraph-properties fo:text-align="start" style:justify-single-word="false"/>
      <style:text-properties fo:color="#000000" style:font-name="Cambria" fo:font-size="11pt" fo:font-weight="normal" officeooo:rsid="002cf48c" officeooo:paragraph-rsid="002cf48c" style:font-name-asian="Calibri1" style:font-size-asian="11pt" style:font-weight-asian="normal" style:font-name-complex="DejaVu Sans" style:font-size-complex="11pt" style:font-weight-complex="normal"/>
    </style:style>
    <style:style style:name="P29" style:family="paragraph" style:parent-style-name="Standard">
      <style:paragraph-properties fo:text-align="justify" style:justify-single-word="false"/>
      <style:text-properties fo:color="#000000" style:font-name="Cambria" fo:font-size="11pt" fo:font-weight="normal" officeooo:rsid="0034e52d" officeooo:paragraph-rsid="0034e52d" style:font-name-asian="Calibri1" style:font-size-asian="11pt" style:font-weight-asian="normal" style:font-name-complex="DejaVu Sans" style:font-size-complex="11pt" style:font-weight-complex="normal"/>
    </style:style>
    <style:style style:name="P30" style:family="paragraph" style:parent-style-name="Standard">
      <style:paragraph-properties fo:text-align="justify" style:justify-single-word="false"/>
      <style:text-properties fo:color="#000000" style:font-name="Cambria" fo:font-size="11pt" fo:font-weight="normal" officeooo:rsid="0034e52d" officeooo:paragraph-rsid="00369158" style:font-name-asian="Calibri1" style:font-size-asian="11pt" style:font-weight-asian="normal" style:font-name-complex="DejaVu Sans" style:font-size-complex="11pt" style:font-weight-complex="normal"/>
    </style:style>
    <style:style style:name="P31" style:family="paragraph" style:parent-style-name="Standard">
      <style:paragraph-properties fo:text-align="start" style:justify-single-word="false"/>
      <style:text-properties fo:color="#000000" style:font-name="Cambria" fo:font-size="11pt" fo:font-weight="normal" officeooo:rsid="00369158" officeooo:paragraph-rsid="00369158" style:font-name-asian="Calibri1" style:font-size-asian="11pt" style:font-weight-asian="normal" style:font-name-complex="DejaVu Sans" style:font-size-complex="11pt" style:font-weight-complex="normal"/>
    </style:style>
    <style:style style:name="P32" style:family="paragraph" style:parent-style-name="Standard">
      <style:paragraph-properties fo:text-align="justify" style:justify-single-word="false"/>
      <style:text-properties fo:color="#000000" style:font-name="Cambria" fo:font-size="11pt" fo:font-weight="normal" officeooo:rsid="00386c85" officeooo:paragraph-rsid="003b37cf" style:font-name-asian="Calibri1" style:font-size-asian="11pt" style:font-weight-asian="normal" style:font-name-complex="DejaVu Sans" style:font-size-complex="11pt" style:font-weight-complex="normal"/>
    </style:style>
    <style:style style:name="P33" style:family="paragraph" style:parent-style-name="Standard">
      <style:paragraph-properties fo:text-align="justify" style:justify-single-word="false"/>
      <style:text-properties fo:color="#000000" style:font-name="Cambria" fo:font-size="11pt" fo:font-weight="normal" officeooo:rsid="00386c85" officeooo:paragraph-rsid="003e1c04" style:font-name-asian="Calibri1" style:font-size-asian="11pt" style:font-weight-asian="normal" style:font-name-complex="DejaVu Sans" style:font-size-complex="11pt" style:font-weight-complex="normal"/>
    </style:style>
    <style:style style:name="P34" style:family="paragraph" style:parent-style-name="Standard">
      <style:paragraph-properties fo:text-align="justify" style:justify-single-word="false"/>
      <style:text-properties fo:color="#000000" style:font-name="Cambria" fo:font-size="11pt" fo:font-weight="normal" officeooo:rsid="00386c85" officeooo:paragraph-rsid="003eddab" style:font-name-asian="Calibri1" style:font-size-asian="11pt" style:font-weight-asian="normal" style:font-name-complex="DejaVu Sans" style:font-size-complex="11pt" style:font-weight-complex="normal"/>
    </style:style>
    <style:style style:name="P35" style:family="paragraph" style:parent-style-name="Standard">
      <style:paragraph-properties fo:text-align="justify" style:justify-single-word="false"/>
      <style:text-properties fo:color="#000000" style:font-name="Cambria" fo:font-size="11pt" fo:font-weight="normal" officeooo:rsid="003b37cf" officeooo:paragraph-rsid="003b37cf" style:font-name-asian="Calibri1" style:font-size-asian="11pt" style:font-weight-asian="normal" style:font-name-complex="DejaVu Sans" style:font-size-complex="11pt" style:font-weight-complex="normal"/>
    </style:style>
    <style:style style:name="P36" style:family="paragraph" style:parent-style-name="Standard">
      <style:paragraph-properties fo:text-align="justify" style:justify-single-word="false"/>
      <style:text-properties fo:color="#000000" style:font-name="Cambria" fo:font-size="11pt" fo:font-weight="normal" officeooo:rsid="003fd31b" officeooo:paragraph-rsid="003fd31b" style:font-name-asian="Calibri1" style:font-size-asian="11pt" style:font-weight-asian="normal" style:font-name-complex="DejaVu Sans" style:font-size-complex="11pt" style:font-weight-complex="normal"/>
    </style:style>
    <style:style style:name="P37" style:family="paragraph" style:parent-style-name="Standard">
      <style:paragraph-properties fo:text-align="justify" style:justify-single-word="false"/>
      <style:text-properties fo:color="#000000" style:font-name="Cambria" fo:font-size="11pt" fo:font-weight="normal" officeooo:rsid="00428562" officeooo:paragraph-rsid="00428562" style:font-name-asian="Calibri1" style:font-size-asian="11pt" style:font-weight-asian="normal" style:font-name-complex="DejaVu Sans" style:font-size-complex="11pt" style:font-weight-complex="normal"/>
    </style:style>
    <style:style style:name="P38" style:family="paragraph" style:parent-style-name="Standard">
      <style:paragraph-properties fo:text-align="start" style:justify-single-word="false"/>
      <style:text-properties fo:color="#000000" style:font-name="Cambria" fo:font-size="11pt" fo:font-weight="normal" officeooo:rsid="00428562" officeooo:paragraph-rsid="00428562" style:font-name-asian="Calibri1" style:font-size-asian="11pt" style:font-weight-asian="normal" style:font-name-complex="DejaVu Sans" style:font-size-complex="11pt" style:font-weight-complex="normal"/>
    </style:style>
    <style:style style:name="P39" style:family="paragraph" style:parent-style-name="Standard">
      <style:paragraph-properties fo:text-align="start" style:justify-single-word="false"/>
      <style:text-properties fo:color="#000000" style:font-name="Cambria" fo:font-size="11pt" fo:font-weight="normal" officeooo:rsid="004456e5" officeooo:paragraph-rsid="004456e5" style:font-name-asian="Calibri1" style:font-size-asian="11pt" style:font-weight-asian="normal" style:font-name-complex="DejaVu Sans" style:font-size-complex="11pt" style:font-weight-complex="normal"/>
    </style:style>
    <style:style style:name="P40" style:family="paragraph" style:parent-style-name="Standard">
      <style:paragraph-properties fo:text-align="justify" style:justify-single-word="false"/>
      <style:text-properties fo:color="#000000" style:font-name="Cambria" fo:font-size="11pt" fo:font-weight="normal" officeooo:rsid="0055f3bf" officeooo:paragraph-rsid="0055f3bf" style:font-name-asian="Calibri1" style:font-size-asian="11pt" style:font-weight-asian="normal" style:font-name-complex="DejaVu Sans" style:font-size-complex="11pt" style:font-weight-complex="normal"/>
    </style:style>
    <style:style style:name="P41" style:family="paragraph" style:parent-style-name="Standard">
      <style:paragraph-properties fo:text-align="justify" style:justify-single-word="false"/>
      <style:text-properties fo:color="#000000" style:font-name="Cambria" fo:font-size="11pt" fo:font-weight="bold" officeooo:rsid="001ac67f" officeooo:paragraph-rsid="001ac67f" style:font-name-asian="Calibri1" style:font-size-asian="11pt" style:font-weight-asian="bold" style:font-name-complex="DejaVu Sans" style:font-size-complex="11pt" style:font-weight-complex="bold"/>
    </style:style>
    <style:style style:name="P42" style:family="paragraph" style:parent-style-name="Standard">
      <style:paragraph-properties fo:text-align="justify" style:justify-single-word="false"/>
      <style:text-properties fo:color="#000000" style:font-name="Cambria" fo:font-size="11pt" fo:font-weight="bold" officeooo:rsid="001ac67f" officeooo:paragraph-rsid="001f9bd0" style:font-name-asian="Calibri1" style:font-size-asian="11pt" style:font-weight-asian="bold" style:font-name-complex="DejaVu Sans" style:font-size-complex="11pt" style:font-weight-complex="bold"/>
    </style:style>
    <style:style style:name="P43" style:family="paragraph" style:parent-style-name="Standard">
      <style:paragraph-properties fo:text-align="justify" style:justify-single-word="false"/>
      <style:text-properties fo:color="#000000" style:font-name="Cambria" fo:font-size="11pt" fo:font-weight="bold" officeooo:rsid="001ac67f" officeooo:paragraph-rsid="00216135" style:font-name-asian="Calibri1" style:font-size-asian="11pt" style:font-weight-asian="bold" style:font-name-complex="DejaVu Sans" style:font-size-complex="11pt" style:font-weight-complex="bold"/>
    </style:style>
    <style:style style:name="P44" style:family="paragraph" style:parent-style-name="Standard">
      <style:paragraph-properties fo:text-align="justify" style:justify-single-word="false"/>
      <style:text-properties fo:color="#000000" style:font-name="Cambria" fo:font-size="11pt" fo:font-weight="bold" officeooo:rsid="001ac67f" officeooo:paragraph-rsid="0025384b" style:font-name-asian="Calibri1" style:font-size-asian="11pt" style:font-weight-asian="bold" style:font-name-complex="DejaVu Sans" style:font-size-complex="11pt" style:font-weight-complex="bold"/>
    </style:style>
    <style:style style:name="P45" style:family="paragraph" style:parent-style-name="Standard">
      <style:paragraph-properties fo:text-align="justify" style:justify-single-word="false"/>
      <style:text-properties fo:color="#000000" style:font-name="Cambria" fo:font-size="11pt" fo:font-weight="bold" officeooo:rsid="001ac67f" officeooo:paragraph-rsid="002b650a" style:font-name-asian="Calibri1" style:font-size-asian="11pt" style:font-weight-asian="bold" style:font-name-complex="DejaVu Sans" style:font-size-complex="11pt" style:font-weight-complex="bold"/>
    </style:style>
    <style:style style:name="P46" style:family="paragraph" style:parent-style-name="Standard">
      <style:paragraph-properties fo:text-align="start" style:justify-single-word="false"/>
      <style:text-properties fo:color="#000000" style:font-name="Cambria" fo:font-size="11pt" fo:font-weight="bold" officeooo:rsid="001ac67f" officeooo:paragraph-rsid="002cf48c" style:font-name-asian="Calibri1" style:font-size-asian="11pt" style:font-weight-asian="bold" style:font-name-complex="DejaVu Sans" style:font-size-complex="11pt" style:font-weight-complex="bold"/>
    </style:style>
    <style:style style:name="P47" style:family="paragraph" style:parent-style-name="Standard">
      <style:paragraph-properties fo:text-align="start" style:justify-single-word="false"/>
      <style:text-properties fo:color="#000000" style:font-name="Cambria" fo:font-size="11pt" fo:font-weight="bold" officeooo:rsid="001ac67f" officeooo:paragraph-rsid="002e2b5b" style:font-name-asian="Calibri1" style:font-size-asian="11pt" style:font-weight-asian="bold" style:font-name-complex="DejaVu Sans" style:font-size-complex="11pt" style:font-weight-complex="bold"/>
    </style:style>
    <style:style style:name="P48" style:family="paragraph" style:parent-style-name="Standard">
      <style:paragraph-properties fo:text-align="start" style:justify-single-word="false"/>
      <style:text-properties fo:color="#000000" style:font-name="Cambria" fo:font-size="11pt" fo:font-weight="bold" officeooo:rsid="001ac67f" officeooo:paragraph-rsid="002f306d" style:font-name-asian="Calibri1" style:font-size-asian="11pt" style:font-weight-asian="bold" style:font-name-complex="DejaVu Sans" style:font-size-complex="11pt" style:font-weight-complex="bold"/>
    </style:style>
    <style:style style:name="P49" style:family="paragraph" style:parent-style-name="Standard">
      <style:paragraph-properties fo:text-align="start" style:justify-single-word="false"/>
      <style:text-properties fo:color="#000000" style:font-name="Cambria" fo:font-size="11pt" fo:font-weight="bold" officeooo:rsid="001ac67f" officeooo:paragraph-rsid="0030ff61" style:font-name-asian="Calibri1" style:font-size-asian="11pt" style:font-weight-asian="bold" style:font-name-complex="DejaVu Sans" style:font-size-complex="11pt" style:font-weight-complex="bold"/>
    </style:style>
    <style:style style:name="P50" style:family="paragraph" style:parent-style-name="Standard">
      <style:paragraph-properties fo:text-align="start" style:justify-single-word="false"/>
      <style:text-properties fo:color="#000000" style:font-name="Cambria" fo:font-size="11pt" fo:font-weight="bold" officeooo:rsid="001ac67f" officeooo:paragraph-rsid="00369158" style:font-name-asian="Calibri1" style:font-size-asian="11pt" style:font-weight-asian="bold" style:font-name-complex="DejaVu Sans" style:font-size-complex="11pt" style:font-weight-complex="bold"/>
    </style:style>
    <style:style style:name="P51" style:family="paragraph" style:parent-style-name="Standard">
      <style:paragraph-properties fo:text-align="start" style:justify-single-word="false"/>
      <style:text-properties fo:color="#000000" style:font-name="Cambria" fo:font-size="11pt" fo:font-weight="bold" officeooo:rsid="001ac67f" officeooo:paragraph-rsid="0040ad7f" style:font-name-asian="Calibri1" style:font-size-asian="11pt" style:font-weight-asian="bold" style:font-name-complex="DejaVu Sans" style:font-size-complex="11pt" style:font-weight-complex="bold"/>
    </style:style>
    <style:style style:name="P52" style:family="paragraph" style:parent-style-name="Standard">
      <style:paragraph-properties fo:text-align="start" style:justify-single-word="false"/>
      <style:text-properties fo:color="#000000" style:font-name="Cambria" fo:font-size="11pt" fo:font-weight="bold" officeooo:rsid="001ac67f" officeooo:paragraph-rsid="00428562" style:font-name-asian="Calibri1" style:font-size-asian="11pt" style:font-weight-asian="bold" style:font-name-complex="DejaVu Sans" style:font-size-complex="11pt" style:font-weight-complex="bold"/>
    </style:style>
    <style:style style:name="P53" style:family="paragraph" style:parent-style-name="Standard">
      <style:paragraph-properties fo:text-align="start" style:justify-single-word="false"/>
      <style:text-properties fo:color="#000000" style:font-name="Cambria" fo:font-size="11pt" fo:font-weight="bold" officeooo:rsid="001ac67f" officeooo:paragraph-rsid="0045f779" style:font-name-asian="Calibri1" style:font-size-asian="11pt" style:font-weight-asian="bold" style:font-name-complex="DejaVu Sans" style:font-size-complex="11pt" style:font-weight-complex="bold"/>
    </style:style>
    <style:style style:name="P54" style:family="paragraph" style:parent-style-name="Standard">
      <style:paragraph-properties fo:text-align="start" style:justify-single-word="false"/>
      <style:text-properties fo:color="#000000" style:font-name="Cambria" fo:font-size="11pt" fo:font-weight="bold" officeooo:rsid="001ac67f" officeooo:paragraph-rsid="00544c08" style:font-name-asian="Calibri1" style:font-size-asian="11pt" style:font-weight-asian="bold" style:font-name-complex="DejaVu Sans" style:font-size-complex="11pt" style:font-weight-complex="bold"/>
    </style:style>
    <style:style style:name="P55" style:family="paragraph" style:parent-style-name="Standard">
      <style:paragraph-properties fo:text-align="start" style:justify-single-word="false"/>
      <style:text-properties fo:color="#000000" style:font-name="Cambria" fo:font-size="11pt" fo:font-weight="bold" officeooo:rsid="001ac67f" officeooo:paragraph-rsid="0054fdf0" style:font-name-asian="Calibri1" style:font-size-asian="11pt" style:font-weight-asian="bold" style:font-name-complex="DejaVu Sans" style:font-size-complex="11pt" style:font-weight-complex="bold"/>
    </style:style>
    <style:style style:name="P56" style:family="paragraph" style:parent-style-name="Standard">
      <style:paragraph-properties fo:text-align="start" style:justify-single-word="false"/>
      <style:text-properties fo:color="#000000" style:font-name="Cambria" fo:font-size="11pt" fo:font-weight="bold" officeooo:rsid="001ac67f" officeooo:paragraph-rsid="0055f3bf" style:font-name-asian="Calibri1" style:font-size-asian="11pt" style:font-weight-asian="bold" style:font-name-complex="DejaVu Sans" style:font-size-complex="11pt" style:font-weight-complex="bold"/>
    </style:style>
    <style:style style:name="P57" style:family="paragraph" style:parent-style-name="Standard">
      <style:paragraph-properties fo:text-align="start" style:justify-single-word="false"/>
      <style:text-properties fo:color="#000000" style:font-name="Cambria" fo:font-size="11pt" fo:font-weight="bold" officeooo:rsid="001ac67f" officeooo:paragraph-rsid="0058d655" style:font-name-asian="Calibri1" style:font-size-asian="11pt" style:font-weight-asian="bold" style:font-name-complex="DejaVu Sans" style:font-size-complex="11pt" style:font-weight-complex="bold"/>
    </style:style>
    <style:style style:name="P58" style:family="paragraph" style:parent-style-name="Standard">
      <style:paragraph-properties fo:text-align="justify" style:justify-single-word="false"/>
      <style:text-properties fo:color="#000000" style:font-name="Cambria" fo:font-size="11pt" fo:font-weight="bold" officeooo:rsid="00216135" officeooo:paragraph-rsid="00216135" style:font-name-asian="Calibri1" style:font-size-asian="11pt" style:font-weight-asian="bold" style:font-name-complex="DejaVu Sans" style:font-size-complex="11pt" style:font-weight-complex="bold"/>
    </style:style>
    <style:style style:name="P59" style:family="paragraph" style:parent-style-name="Standard">
      <style:paragraph-properties fo:text-align="justify" style:justify-single-word="false"/>
      <style:text-properties fo:color="#000000" style:font-name="Cambria" fo:font-size="11pt" fo:font-weight="bold" officeooo:rsid="00216135" officeooo:paragraph-rsid="002b650a" style:font-name-asian="Calibri1" style:font-size-asian="11pt" style:font-weight-asian="bold" style:font-name-complex="DejaVu Sans" style:font-size-complex="11pt" style:font-weight-complex="bold"/>
    </style:style>
    <style:style style:name="P60" style:family="paragraph" style:parent-style-name="Standard">
      <style:paragraph-properties fo:text-align="justify" style:justify-single-word="false"/>
      <style:text-properties fo:color="#000000" style:font-name="Cambria" fo:font-size="11pt" fo:font-weight="bold" officeooo:rsid="002b650a" officeooo:paragraph-rsid="002b650a" style:font-name-asian="Calibri1" style:font-size-asian="11pt" style:font-weight-asian="bold" style:font-name-complex="DejaVu Sans" style:font-size-complex="11pt" style:font-weight-complex="bold"/>
    </style:style>
    <style:style style:name="P61" style:family="paragraph" style:parent-style-name="Standard">
      <style:paragraph-properties fo:text-align="start" style:justify-single-word="false"/>
      <style:text-properties fo:color="#000000" style:font-name="Cambria" fo:font-size="11pt" fo:font-style="normal" fo:font-weight="normal" officeooo:rsid="002e2b5b" officeooo:paragraph-rsid="002e2b5b" style:font-name-asian="Calibri1" style:font-size-asian="11pt" style:font-style-asian="normal" style:font-weight-asian="normal" style:font-name-complex="DejaVu Sans" style:font-size-complex="11pt" style:font-style-complex="normal" style:font-weight-complex="normal"/>
    </style:style>
    <style:style style:name="P62" style:family="paragraph" style:parent-style-name="Standard">
      <style:paragraph-properties fo:text-align="justify" style:justify-single-word="false"/>
      <style:text-properties fo:color="#000000" style:font-name="Cambria" fo:font-size="11pt" fo:font-style="normal" fo:font-weight="normal" officeooo:rsid="00386c85" officeooo:paragraph-rsid="00369158" style:font-name-asian="Calibri1" style:font-size-asian="11pt" style:font-style-asian="normal" style:font-weight-asian="normal" style:font-name-complex="DejaVu Sans" style:font-size-complex="11pt" style:font-style-complex="normal" style:font-weight-complex="normal"/>
    </style:style>
    <style:style style:name="P63" style:family="paragraph" style:parent-style-name="Standard">
      <style:paragraph-properties fo:text-align="justify" style:justify-single-word="false"/>
      <style:text-properties fo:color="#000000" style:font-name="Cambria" fo:font-size="11pt" fo:font-style="normal" fo:font-weight="normal" officeooo:rsid="00386c85" officeooo:paragraph-rsid="003c31b4" style:font-name-asian="Calibri1" style:font-size-asian="11pt" style:font-style-asian="normal" style:font-weight-asian="normal" style:font-name-complex="DejaVu Sans" style:font-size-complex="11pt" style:font-style-complex="normal" style:font-weight-complex="normal"/>
    </style:style>
    <style:style style:name="P64" style:family="paragraph" style:parent-style-name="Standard">
      <style:paragraph-properties fo:text-align="justify" style:justify-single-word="false"/>
      <style:text-properties fo:color="#000000" style:font-name="Cambria" fo:font-size="11pt" fo:font-style="normal" fo:font-weight="normal" officeooo:rsid="00386c85" officeooo:paragraph-rsid="00386c85" style:font-name-asian="Calibri1" style:font-size-asian="11pt" style:font-style-asian="normal" style:font-weight-asian="normal" style:font-name-complex="DejaVu Sans" style:font-size-complex="11pt" style:font-style-complex="normal" style:font-weight-complex="normal"/>
    </style:style>
    <style:style style:name="P65" style:family="paragraph" style:parent-style-name="Standard">
      <style:paragraph-properties fo:text-align="justify" style:justify-single-word="false"/>
      <style:text-properties fo:color="#000000" style:font-name="Cambria" fo:font-size="11pt" fo:font-style="normal" fo:font-weight="normal" officeooo:rsid="003b9097" officeooo:paragraph-rsid="003b9097" style:font-name-asian="Calibri1" style:font-size-asian="11pt" style:font-style-asian="normal" style:font-weight-asian="normal" style:font-name-complex="DejaVu Sans" style:font-size-complex="11pt" style:font-style-complex="normal" style:font-weight-complex="normal"/>
    </style:style>
    <style:style style:name="P66" style:family="paragraph" style:parent-style-name="Standard">
      <style:paragraph-properties fo:text-align="justify" style:justify-single-word="false"/>
      <style:text-properties fo:color="#000000" style:font-name="Cambria" fo:font-size="11pt" fo:font-style="normal" fo:font-weight="normal" officeooo:rsid="003b37cf" officeooo:paragraph-rsid="003b37cf" style:font-name-asian="Calibri1" style:font-size-asian="11pt" style:font-style-asian="normal" style:font-weight-asian="normal" style:font-name-complex="DejaVu Sans" style:font-size-complex="11pt" style:font-style-complex="normal" style:font-weight-complex="normal"/>
    </style:style>
    <style:style style:name="P67" style:family="paragraph" style:parent-style-name="Standard">
      <style:paragraph-properties fo:text-align="justify" style:justify-single-word="false"/>
      <style:text-properties fo:color="#000000" style:font-name="Cambria" fo:font-size="11pt" fo:font-style="normal" fo:font-weight="normal" officeooo:rsid="003e1c04" officeooo:paragraph-rsid="003eddab" style:font-name-asian="Calibri1" style:font-size-asian="11pt" style:font-style-asian="normal" style:font-weight-asian="normal" style:font-name-complex="DejaVu Sans" style:font-size-complex="11pt" style:font-style-complex="normal" style:font-weight-complex="normal"/>
    </style:style>
    <style:style style:name="P68" style:family="paragraph" style:parent-style-name="Standard">
      <style:paragraph-properties fo:text-align="justify" style:justify-single-word="false"/>
      <style:text-properties fo:color="#000000" style:font-name="Cambria" fo:font-size="11pt" fo:font-style="normal" fo:font-weight="normal" officeooo:rsid="003eddab" officeooo:paragraph-rsid="003eddab" style:font-name-asian="Calibri1" style:font-size-asian="11pt" style:font-style-asian="normal" style:font-weight-asian="normal" style:font-name-complex="DejaVu Sans" style:font-size-complex="11pt" style:font-style-complex="normal" style:font-weight-complex="normal"/>
    </style:style>
    <style:style style:name="P69" style:family="paragraph" style:parent-style-name="Standard">
      <style:paragraph-properties fo:text-align="justify" style:justify-single-word="false"/>
      <style:text-properties fo:color="#000000" style:font-name="Cambria" fo:font-size="11pt" fo:font-style="normal" fo:font-weight="normal" officeooo:rsid="0040ad7f" officeooo:paragraph-rsid="0040ad7f" style:font-name-asian="Calibri1" style:font-size-asian="11pt" style:font-style-asian="normal" style:font-weight-asian="normal" style:font-name-complex="DejaVu Sans" style:font-size-complex="11pt" style:font-style-complex="normal" style:font-weight-complex="normal"/>
    </style:style>
    <style:style style:name="P70" style:family="paragraph" style:parent-style-name="Standard">
      <style:paragraph-properties fo:text-align="justify" style:justify-single-word="false"/>
      <style:text-properties fo:color="#000000" style:font-name="Cambria" fo:font-size="11pt" fo:font-style="normal" fo:font-weight="normal" officeooo:rsid="00428562" officeooo:paragraph-rsid="00428562" style:font-name-asian="Calibri1" style:font-size-asian="11pt" style:font-style-asian="normal" style:font-weight-asian="normal" style:font-name-complex="DejaVu Sans" style:font-size-complex="11pt" style:font-style-complex="normal" style:font-weight-complex="normal"/>
    </style:style>
    <style:style style:name="P71" style:family="paragraph" style:parent-style-name="Standard">
      <style:paragraph-properties fo:text-align="justify" style:justify-single-word="false"/>
      <style:text-properties fo:color="#000000" style:font-name="Cambria" fo:font-size="11pt" fo:font-style="normal" fo:font-weight="normal" officeooo:rsid="005fe9e7" officeooo:paragraph-rsid="005fe9e7" style:font-name-asian="Calibri1" style:font-size-asian="11pt" style:font-style-asian="normal" style:font-weight-asian="normal" style:font-name-complex="DejaVu Sans" style:font-size-complex="11pt" style:font-style-complex="normal" style:font-weight-complex="normal"/>
    </style:style>
    <style:style style:name="P72" style:family="paragraph" style:parent-style-name="Standard">
      <style:paragraph-properties fo:text-align="justify" style:justify-single-word="false"/>
      <style:text-properties fo:color="#000000" style:font-name="Cambria" fo:font-size="11pt" fo:font-style="normal" fo:font-weight="normal" officeooo:rsid="007070b7" officeooo:paragraph-rsid="00788367" style:font-name-asian="Calibri1" style:font-size-asian="11pt" style:font-style-asian="normal" style:font-weight-asian="normal" style:font-name-complex="DejaVu Sans" style:font-size-complex="11pt" style:font-style-complex="normal" style:font-weight-complex="normal"/>
    </style:style>
    <style:style style:name="P73" style:family="paragraph" style:parent-style-name="Standard">
      <style:paragraph-properties fo:text-align="justify" style:justify-single-word="false"/>
      <style:text-properties fo:color="#000000" style:font-name="Cambria" fo:font-size="11pt" fo:font-style="normal" fo:font-weight="normal" officeooo:rsid="007a133f" officeooo:paragraph-rsid="007a133f" style:font-name-asian="Calibri1" style:font-size-asian="11pt" style:font-style-asian="normal" style:font-weight-asian="normal" style:font-name-complex="DejaVu Sans" style:font-size-complex="11pt" style:font-style-complex="normal" style:font-weight-complex="normal"/>
    </style:style>
    <style:style style:name="P74" style:family="paragraph" style:parent-style-name="Standard">
      <style:paragraph-properties fo:text-align="justify" style:justify-single-word="false"/>
      <style:text-properties fo:color="#000000" style:font-name="Cambria" fo:font-size="11pt" fo:font-style="normal" fo:font-weight="normal" officeooo:rsid="00560f9b" officeooo:paragraph-rsid="00560f9b" style:font-name-asian="Calibri1" style:font-size-asian="11pt" style:font-style-asian="normal" style:font-weight-asian="normal" style:font-name-complex="DejaVu Sans" style:font-size-complex="11pt" style:font-style-complex="normal" style:font-weight-complex="normal"/>
    </style:style>
    <style:style style:name="P75" style:family="paragraph" style:parent-style-name="Standard">
      <style:paragraph-properties fo:text-align="justify" style:justify-single-word="false"/>
      <style:text-properties fo:color="#000000" style:font-name="Cambria" fo:font-size="11pt" fo:font-style="normal" fo:font-weight="normal" officeooo:rsid="005713a9" officeooo:paragraph-rsid="005713a9" style:font-name-asian="Calibri1" style:font-size-asian="11pt" style:font-style-asian="normal" style:font-weight-asian="normal" style:font-name-complex="DejaVu Sans" style:font-size-complex="11pt" style:font-style-complex="normal" style:font-weight-complex="normal"/>
    </style:style>
    <style:style style:name="P76" style:family="paragraph" style:parent-style-name="Standard">
      <style:paragraph-properties fo:text-align="start" style:justify-single-word="false"/>
      <style:text-properties fo:color="#000000" style:font-name="Cambria" fo:font-size="11pt" fo:font-style="normal" fo:font-weight="bold" officeooo:rsid="005713a9" officeooo:paragraph-rsid="0055f3bf" style:font-name-asian="Calibri1" style:font-size-asian="11pt" style:font-style-asian="normal" style:font-weight-asian="bold" style:font-name-complex="DejaVu Sans" style:font-size-complex="11pt" style:font-style-complex="normal" style:font-weight-complex="bold"/>
    </style:style>
    <style:style style:name="P77" style:family="paragraph" style:parent-style-name="Standard">
      <style:paragraph-properties fo:text-align="start" style:justify-single-word="false"/>
      <style:text-properties fo:color="#000000" style:font-name="Cambria" fo:font-size="11pt" fo:font-style="normal" fo:font-weight="bold" officeooo:rsid="005936b9" officeooo:paragraph-rsid="005936b9" style:font-name-asian="Calibri1" style:font-size-asian="11pt" style:font-style-asian="normal" style:font-weight-asian="bold" style:font-name-complex="DejaVu Sans" style:font-size-complex="11pt" style:font-style-complex="normal" style:font-weight-complex="bold"/>
    </style:style>
    <style:style style:name="P78" style:family="paragraph" style:parent-style-name="Standard">
      <style:paragraph-properties fo:text-align="start" style:justify-single-word="false"/>
      <style:text-properties fo:color="#000000" style:font-name="Cambria" fo:font-size="11pt" fo:font-style="normal" fo:font-weight="bold" officeooo:rsid="00659b24" officeooo:paragraph-rsid="00659b24" style:font-name-asian="Calibri1" style:font-size-asian="11pt" style:font-style-asian="normal" style:font-weight-asian="bold" style:font-name-complex="DejaVu Sans" style:font-size-complex="11pt" style:font-style-complex="normal" style:font-weight-complex="bold"/>
    </style:style>
    <style:style style:name="P79" style:family="paragraph" style:parent-style-name="Standard">
      <style:paragraph-properties fo:text-align="start" style:justify-single-word="false"/>
      <style:text-properties fo:color="#000000" style:font-name="Cambria" fo:font-size="11pt" fo:font-style="italic" fo:font-weight="normal" officeooo:rsid="001ac67f" officeooo:paragraph-rsid="0055f3bf" style:font-name-asian="Calibri1" style:font-size-asian="11pt" style:font-style-asian="italic" style:font-weight-asian="normal" style:font-name-complex="DejaVu Sans" style:font-size-complex="11pt" style:font-style-complex="italic" style:font-weight-complex="normal"/>
    </style:style>
    <style:style style:name="P80" style:family="paragraph" style:parent-style-name="Standard">
      <style:paragraph-properties fo:text-align="start" style:justify-single-word="false"/>
      <style:text-properties fo:color="#000000" style:font-name="Cambria" fo:font-size="11pt" fo:font-style="italic" fo:font-weight="normal" officeooo:rsid="001ac67f" officeooo:paragraph-rsid="0062abad" style:font-name-asian="Calibri1" style:font-size-asian="11pt" style:font-style-asian="italic" style:font-weight-asian="normal" style:font-name-complex="DejaVu Sans" style:font-size-complex="11pt" style:font-style-complex="italic" style:font-weight-complex="normal"/>
    </style:style>
    <style:style style:name="P81" style:family="paragraph" style:parent-style-name="Standard">
      <style:paragraph-properties fo:text-align="justify" style:justify-single-word="false"/>
      <style:text-properties fo:color="#000000" style:font-name="Cambria" fo:font-size="11pt" fo:font-style="italic" fo:font-weight="normal" officeooo:rsid="006c2294" officeooo:paragraph-rsid="006c2294" style:font-name-asian="Calibri1" style:font-size-asian="11pt" style:font-style-asian="italic" style:font-weight-asian="normal" style:font-name-complex="DejaVu Sans" style:font-size-complex="11pt" style:font-style-complex="italic" style:font-weight-complex="normal"/>
    </style:style>
    <style:style style:name="P82" style:family="paragraph" style:parent-style-name="Standard">
      <style:paragraph-properties fo:text-align="start" style:justify-single-word="false"/>
      <style:text-properties fo:color="#000000" style:font-name="Cambria" fo:font-size="11pt" fo:font-style="italic" fo:font-weight="normal" officeooo:rsid="0054fdf0" officeooo:paragraph-rsid="0054fdf0" style:font-name-asian="Calibri1" style:font-size-asian="11pt" style:font-style-asian="italic" style:font-weight-asian="normal" style:font-name-complex="DejaVu Sans" style:font-size-complex="11pt" style:font-style-complex="italic" style:font-weight-complex="normal"/>
    </style:style>
    <style:style style:name="P83" style:family="paragraph" style:parent-style-name="Standard">
      <style:paragraph-properties fo:text-align="start" style:justify-single-word="false"/>
      <style:text-properties fo:color="#000000" style:font-name="Cambria" fo:font-size="11pt" fo:font-style="italic" fo:font-weight="normal" officeooo:rsid="005713a9" officeooo:paragraph-rsid="0055f3bf" style:font-name-asian="Calibri1" style:font-size-asian="11pt" style:font-style-asian="italic" style:font-weight-asian="normal" style:font-name-complex="DejaVu Sans" style:font-size-complex="11pt" style:font-style-complex="italic" style:font-weight-complex="normal"/>
    </style:style>
    <style:style style:name="P84" style:family="paragraph" style:parent-style-name="Standard">
      <style:paragraph-properties fo:text-align="start" style:justify-single-word="false"/>
      <style:text-properties fo:color="#000000" style:font-name="Cambria" fo:font-size="11pt" fo:font-style="italic" fo:font-weight="normal" officeooo:rsid="0064954a" officeooo:paragraph-rsid="0064954a" style:font-name-asian="Calibri1" style:font-size-asian="11pt" style:font-style-asian="italic" style:font-weight-asian="normal" style:font-name-complex="DejaVu Sans" style:font-size-complex="11pt" style:font-style-complex="italic" style:font-weight-complex="normal"/>
    </style:style>
    <style:style style:name="P85" style:family="paragraph" style:parent-style-name="Standard">
      <style:paragraph-properties fo:text-align="start" style:justify-single-word="false"/>
      <style:text-properties fo:color="#000000" style:font-name="Cambria" fo:font-size="11pt" fo:font-style="italic" fo:font-weight="bold" officeooo:rsid="001ac67f" officeooo:paragraph-rsid="005936b9" style:font-name-asian="Calibri1" style:font-size-asian="11pt" style:font-style-asian="italic" style:font-weight-asian="bold" style:font-name-complex="DejaVu Sans" style:font-size-complex="11pt" style:font-style-complex="italic" style:font-weight-complex="bold"/>
    </style:style>
    <style:style style:name="P86" style:family="paragraph" style:parent-style-name="Standard">
      <style:paragraph-properties fo:text-align="start" style:justify-single-word="false"/>
      <style:text-properties fo:color="#000000" style:font-name="Cambria" fo:font-size="11pt" fo:font-style="italic" fo:font-weight="bold" officeooo:rsid="001ac67f" officeooo:paragraph-rsid="005aa8b2" style:font-name-asian="Calibri1" style:font-size-asian="11pt" style:font-style-asian="italic" style:font-weight-asian="bold" style:font-name-complex="DejaVu Sans" style:font-size-complex="11pt" style:font-style-complex="italic" style:font-weight-complex="bold"/>
    </style:style>
    <style:style style:name="P87" style:family="paragraph" style:parent-style-name="Standard">
      <style:paragraph-properties fo:text-align="start" style:justify-single-word="false"/>
      <style:text-properties fo:color="#000000" style:font-name="Cambria" fo:font-size="11pt" fo:font-style="italic" fo:font-weight="bold" officeooo:rsid="001ac67f" officeooo:paragraph-rsid="0062abad" style:font-name-asian="Calibri1" style:font-size-asian="11pt" style:font-style-asian="italic" style:font-weight-asian="bold" style:font-name-complex="DejaVu Sans" style:font-size-complex="11pt" style:font-style-complex="italic" style:font-weight-complex="bold"/>
    </style:style>
    <style:style style:name="P88" style:family="paragraph" style:parent-style-name="Standard">
      <style:paragraph-properties fo:text-align="start" style:justify-single-word="false"/>
      <style:text-properties fo:color="#000000" style:font-name="Cambria" fo:font-size="11pt" fo:font-style="italic" fo:font-weight="bold" officeooo:rsid="001ac67f" officeooo:paragraph-rsid="0064954a" style:font-name-asian="Calibri1" style:font-size-asian="11pt" style:font-style-asian="italic" style:font-weight-asian="bold" style:font-name-complex="DejaVu Sans" style:font-size-complex="11pt" style:font-style-complex="italic" style:font-weight-complex="bold"/>
    </style:style>
    <style:style style:name="P89" style:family="paragraph" style:parent-style-name="Standard">
      <style:paragraph-properties fo:text-align="start" style:justify-single-word="false"/>
      <style:text-properties fo:color="#000000" style:font-name="Cambria" fo:font-size="11pt" fo:font-style="italic" fo:font-weight="bold" officeooo:rsid="001ac67f" officeooo:paragraph-rsid="00659b24" style:font-name-asian="Calibri1" style:font-size-asian="11pt" style:font-style-asian="italic" style:font-weight-asian="bold" style:font-name-complex="DejaVu Sans" style:font-size-complex="11pt" style:font-style-complex="italic" style:font-weight-complex="bold"/>
    </style:style>
    <style:style style:name="P90" style:family="paragraph" style:parent-style-name="Standard">
      <style:paragraph-properties fo:text-align="start" style:justify-single-word="false"/>
      <style:text-properties fo:color="#000000" style:font-name="Cambria" fo:font-size="11pt" fo:font-style="italic" fo:font-weight="bold" officeooo:rsid="001ac67f" officeooo:paragraph-rsid="006a9e1c" style:font-name-asian="Calibri1" style:font-size-asian="11pt" style:font-style-asian="italic" style:font-weight-asian="bold" style:font-name-complex="DejaVu Sans" style:font-size-complex="11pt" style:font-style-complex="italic" style:font-weight-complex="bold"/>
    </style:style>
    <style:style style:name="P91" style:family="paragraph" style:parent-style-name="Standard">
      <style:paragraph-properties fo:text-align="justify" style:justify-single-word="false"/>
      <style:text-properties fo:color="#000000" style:font-name="Calibri2" fo:font-size="11pt" fo:font-weight="normal" officeooo:rsid="001ac67f" officeooo:paragraph-rsid="001ac67f" style:font-name-asian="Calibri1" style:font-size-asian="11pt" style:font-weight-asian="normal" style:font-name-complex="DejaVu Sans" style:font-size-complex="11pt" style:font-weight-complex="normal"/>
    </style:style>
    <style:style style:name="P92" style:family="paragraph" style:parent-style-name="Standard">
      <style:paragraph-properties fo:text-align="justify" style:justify-single-word="false"/>
      <style:text-properties fo:color="#000000" style:font-name="Calibri2" fo:font-size="11pt" fo:font-weight="bold" officeooo:rsid="001ac67f" officeooo:paragraph-rsid="001ac67f" style:font-name-asian="Calibri1" style:font-size-asian="11pt" style:font-weight-asian="bold" style:font-name-complex="DejaVu Sans" style:font-size-complex="11pt" style:font-weight-complex="bold"/>
    </style:style>
    <style:style style:name="P93" style:family="paragraph" style:parent-style-name="Standard">
      <style:paragraph-properties fo:text-align="justify" style:justify-single-word="false"/>
      <style:text-properties officeooo:rsid="001cd972" officeooo:paragraph-rsid="001cd972"/>
    </style:style>
    <style:style style:name="P94" style:family="paragraph" style:parent-style-name="Standard">
      <style:paragraph-properties fo:text-align="justify" style:justify-single-word="false"/>
      <style:text-properties officeooo:rsid="00497efc" officeooo:paragraph-rsid="00497efc"/>
    </style:style>
    <style:style style:name="P95" style:family="paragraph" style:parent-style-name="Standard">
      <style:paragraph-properties fo:text-align="justify" style:justify-single-word="false"/>
      <style:text-properties officeooo:rsid="001ac67f" officeooo:paragraph-rsid="001ac67f"/>
    </style:style>
    <style:style style:name="P96" style:family="paragraph" style:parent-style-name="Standard">
      <style:paragraph-properties fo:text-align="start" style:justify-single-word="false"/>
      <style:text-properties officeooo:rsid="005a0919" officeooo:paragraph-rsid="005a0919"/>
    </style:style>
    <style:style style:name="P97" style:family="paragraph" style:parent-style-name="Standard">
      <style:paragraph-properties fo:text-align="start" style:justify-single-word="false"/>
      <style:text-properties officeooo:rsid="005c7a1a" officeooo:paragraph-rsid="005c7a1a"/>
    </style:style>
    <style:style style:name="P98" style:family="paragraph" style:parent-style-name="Standard">
      <style:paragraph-properties fo:margin-top="0cm" fo:margin-bottom="0cm" loext:contextual-spacing="false" fo:line-height="100%"/>
      <style:text-properties fo:color="#ffffff" style:font-name="Calibri" fo:font-weight="bold" style:font-name-asian="Calibri1" style:font-weight-asian="bold" style:font-name-complex="Times New Roman" style:font-weight-complex="bold"/>
    </style:style>
    <style:style style:name="P99" style:family="paragraph" style:parent-style-name="Standard">
      <style:paragraph-properties fo:margin-top="0cm" fo:margin-bottom="0cm" loext:contextual-spacing="false" fo:line-height="100%"/>
      <style:text-properties style:font-name="Calibri" fo:font-weight="bold" style:font-name-asian="Calibri1" style:font-weight-asian="bold" style:font-name-complex="Times New Roman" style:font-weight-complex="bold"/>
    </style:style>
    <style:style style:name="P100" style:family="paragraph" style:parent-style-name="Standard">
      <style:paragraph-properties fo:margin-top="0cm" fo:margin-bottom="0cm" loext:contextual-spacing="false" fo:line-height="100%"/>
      <style:text-properties style:font-name="Calibri" style:font-name-asian="Calibri1" style:font-name-complex="Times New Roman"/>
    </style:style>
    <style:style style:name="P101" style:family="paragraph" style:parent-style-name="No_20_Spacing">
      <style:text-properties fo:text-transform="uppercase" style:font-name="Cambria"/>
    </style:style>
    <style:style style:name="P102" style:family="paragraph" style:parent-style-name="No_20_Spacing">
      <style:paragraph-properties fo:text-align="center" style:justify-single-word="false"/>
      <style:text-properties fo:text-transform="uppercase" style:font-name="Cambria"/>
    </style:style>
    <style:style style:name="P103" style:family="paragraph" style:parent-style-name="No_20_Spacing">
      <style:paragraph-properties fo:text-align="center" style:justify-single-word="false"/>
    </style:style>
    <style:style style:name="P104" style:family="paragraph" style:parent-style-name="No_20_Spacing">
      <style:paragraph-properties fo:text-align="center" style:justify-single-word="false"/>
      <style:text-properties officeooo:paragraph-rsid="001a4dcf"/>
    </style:style>
    <style:style style:name="P105" style:family="paragraph" style:parent-style-name="No_20_Spacing">
      <style:paragraph-properties fo:text-align="center" style:justify-single-word="false"/>
      <style:text-properties style:font-name="Cambria" fo:font-size="40pt" officeooo:rsid="001a4dcf" officeooo:paragraph-rsid="001a4dcf" style:font-size-asian="40pt" style:font-size-complex="40pt"/>
    </style:style>
    <style:style style:name="P106" style:family="paragraph" style:parent-style-name="No_20_Spacing">
      <style:paragraph-properties fo:text-align="center" style:justify-single-word="false"/>
      <style:text-properties fo:font-weight="bold" style:font-weight-asian="bold" style:font-weight-complex="bold"/>
    </style:style>
    <style:style style:name="P107" style:family="paragraph" style:parent-style-name="Heading_20_1">
      <style:paragraph-properties fo:break-before="page"/>
    </style:style>
    <style:style style:name="P108" style:family="paragraph" style:parent-style-name="Standard">
      <style:paragraph-properties fo:text-align="justify" style:justify-single-word="false" fo:break-before="page"/>
      <style:text-properties fo:color="#000000" style:font-name="Cambria" fo:font-size="11pt" fo:font-weight="normal" officeooo:rsid="001ac67f" officeooo:paragraph-rsid="00369158" style:font-name-asian="Calibri1" style:font-size-asian="11pt" style:font-weight-asian="normal" style:font-name-complex="DejaVu Sans" style:font-size-complex="11pt" style:font-weight-complex="normal"/>
    </style:style>
    <style:style style:name="P109" style:family="paragraph" style:parent-style-name="Standard">
      <style:paragraph-properties fo:text-align="justify" style:justify-single-word="false" fo:break-before="page"/>
      <style:text-properties fo:color="#000000" style:font-name="Cambria" fo:font-size="11pt" fo:font-weight="normal" officeooo:rsid="001ac67f" officeooo:paragraph-rsid="00428562" style:font-name-asian="Calibri1" style:font-size-asian="11pt" style:font-weight-asian="normal" style:font-name-complex="DejaVu Sans" style:font-size-complex="11pt" style:font-weight-complex="normal"/>
    </style:style>
    <style:style style:name="P110" style:family="paragraph" style:parent-style-name="Standard">
      <style:paragraph-properties fo:text-align="justify" style:justify-single-word="false" fo:break-before="page"/>
      <style:text-properties fo:color="#000000" style:font-name="Cambria" fo:font-size="11pt" fo:font-weight="normal" officeooo:rsid="001ac67f" officeooo:paragraph-rsid="0047cf73" style:font-name-asian="Calibri1" style:font-size-asian="11pt" style:font-weight-asian="normal" style:font-name-complex="DejaVu Sans" style:font-size-complex="11pt" style:font-weight-complex="normal"/>
    </style:style>
    <style:style style:name="P111" style:family="paragraph" style:parent-style-name="Standard">
      <style:paragraph-properties fo:text-align="justify" style:justify-single-word="false" fo:break-before="page"/>
      <style:text-properties fo:color="#000000" style:font-name="Cambria" fo:font-size="11pt" fo:font-style="italic" fo:font-weight="normal" officeooo:rsid="001ac67f" officeooo:paragraph-rsid="005fe9e7" style:font-name-asian="Calibri1" style:font-size-asian="11pt" style:font-style-asian="italic" style:font-weight-asian="normal" style:font-name-complex="DejaVu Sans" style:font-size-complex="11pt" style:font-style-complex="italic" style:font-weight-complex="normal"/>
    </style:style>
    <style:style style:name="P112" style:family="paragraph" style:parent-style-name="Standard">
      <style:paragraph-properties fo:text-align="justify" style:justify-single-word="false" fo:break-before="page"/>
      <style:text-properties fo:color="#000000" style:font-name="Cambria" fo:font-size="11pt" fo:font-style="normal" fo:font-weight="normal" officeooo:rsid="001ac67f" officeooo:paragraph-rsid="007a133f" style:font-name-asian="Calibri1" style:font-size-asian="11pt" style:font-style-asian="normal" style:font-weight-asian="normal" style:font-name-complex="DejaVu Sans" style:font-size-complex="11pt" style:font-style-complex="normal" style:font-weight-complex="normal"/>
    </style:style>
    <style:style style:name="P113" style:family="paragraph" style:parent-style-name="Contents_20_1">
      <style:paragraph-properties>
        <style:tab-stops>
          <style:tab-stop style:position="16.002cm" style:type="right" style:leader-style="dotted" style:leader-text="."/>
        </style:tab-stops>
      </style:paragraph-properties>
    </style:style>
    <style:style style:name="P114" style:family="paragraph" style:parent-style-name="Standard" style:list-style-name="" style:master-page-name="Converted2">
      <style:paragraph-properties fo:margin-top="0.847cm" fo:margin-bottom="0cm" loext:contextual-spacing="false" fo:keep-together="always" style:page-number="auto"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P115" style:family="paragraph" style:parent-style-name="Standard" style:list-style-name="L1">
      <style:paragraph-properties fo:text-align="justify" style:justify-single-word="false"/>
      <style:text-properties officeooo:paragraph-rsid="004f5559"/>
    </style:style>
    <style:style style:name="P116" style:family="paragraph" style:parent-style-name="Standard" style:list-style-name="L2">
      <style:paragraph-properties fo:text-align="justify" style:justify-single-word="false"/>
      <style:text-properties officeooo:paragraph-rsid="00544c08"/>
    </style:style>
    <style:style style:name="P117" style:family="paragraph" style:parent-style-name="Standard" style:list-style-name="L3">
      <style:paragraph-properties fo:text-align="justify" style:justify-single-word="false"/>
      <style:text-properties officeooo:paragraph-rsid="0054fdf0"/>
    </style:style>
    <style:style style:name="P118" style:family="paragraph" style:parent-style-name="Standard" style:list-style-name="L4">
      <style:paragraph-properties fo:text-align="justify" style:justify-single-word="false"/>
      <style:text-properties officeooo:paragraph-rsid="0054fdf0"/>
    </style:style>
    <style:style style:name="P119" style:family="paragraph" style:parent-style-name="Standard" style:list-style-name="L5">
      <style:paragraph-properties fo:text-align="justify" style:justify-single-word="false"/>
      <style:text-properties officeooo:paragraph-rsid="0055f3bf"/>
    </style:style>
    <style:style style:name="P120" style:family="paragraph" style:parent-style-name="Standard" style:list-style-name="L10">
      <style:paragraph-properties fo:text-align="justify" style:justify-single-word="false"/>
      <style:text-properties officeooo:paragraph-rsid="005fe9e7"/>
    </style:style>
    <style:style style:name="P121" style:family="paragraph" style:parent-style-name="Standard" style:list-style-name="L6">
      <style:paragraph-properties fo:text-align="justify" style:justify-single-word="false"/>
      <style:text-properties fo:color="#000000" style:font-name="Cambria" fo:font-size="11pt" fo:font-style="normal" fo:font-weight="normal" officeooo:rsid="0058d655" officeooo:paragraph-rsid="0058d655" style:font-name-asian="Calibri1" style:font-size-asian="11pt" style:font-style-asian="normal" style:font-weight-asian="normal" style:font-name-complex="DejaVu Sans" style:font-size-complex="11pt" style:font-style-complex="normal" style:font-weight-complex="normal"/>
    </style:style>
    <style:style style:name="P122" style:family="paragraph" style:parent-style-name="Standard" style:list-style-name="L7">
      <style:paragraph-properties fo:text-align="start" style:justify-single-word="false"/>
      <style:text-properties fo:color="#000000" style:font-name="Cambria" fo:font-size="11pt" fo:font-style="normal" fo:font-weight="normal" officeooo:rsid="0058d655" officeooo:paragraph-rsid="0058d655" style:font-name-asian="Calibri1" style:font-size-asian="11pt" style:font-style-asian="normal" style:font-weight-asian="normal" style:font-name-complex="DejaVu Sans" style:font-size-complex="11pt" style:font-style-complex="normal" style:font-weight-complex="normal"/>
    </style:style>
    <style:style style:name="P123" style:family="paragraph" style:parent-style-name="Standard" style:list-style-name="L11">
      <style:paragraph-properties fo:text-align="justify" style:justify-single-word="false"/>
      <style:text-properties fo:color="#000000" style:font-name="Cambria" fo:font-size="11pt" fo:font-style="normal" fo:font-weight="normal" officeooo:rsid="0062abad" officeooo:paragraph-rsid="0062abad" style:font-name-asian="Calibri1" style:font-size-asian="11pt" style:font-style-asian="normal" style:font-weight-asian="normal" style:font-name-complex="DejaVu Sans" style:font-size-complex="11pt" style:font-style-complex="normal" style:font-weight-complex="normal"/>
    </style:style>
    <style:style style:name="P124" style:family="paragraph" style:parent-style-name="Standard" style:list-style-name="L12">
      <style:paragraph-properties fo:text-align="justify" style:justify-single-word="false"/>
      <style:text-properties fo:color="#000000" style:font-name="Cambria" fo:font-size="11pt" fo:font-style="normal" fo:font-weight="normal" officeooo:rsid="00659b24" officeooo:paragraph-rsid="00659b24" style:font-name-asian="Calibri1" style:font-size-asian="11pt" style:font-style-asian="normal" style:font-weight-asian="normal" style:font-name-complex="DejaVu Sans" style:font-size-complex="11pt" style:font-style-complex="normal" style:font-weight-complex="normal"/>
    </style:style>
    <style:style style:name="P125" style:family="paragraph" style:parent-style-name="Standard" style:list-style-name="L12">
      <style:paragraph-properties fo:text-align="justify" style:justify-single-word="false"/>
      <style:text-properties fo:color="#000000" style:font-name="Cambria" fo:font-size="11pt" fo:font-style="normal" fo:font-weight="normal" officeooo:rsid="00659b24" officeooo:paragraph-rsid="006a9e1c" style:font-name-asian="Calibri1" style:font-size-asian="11pt" style:font-style-asian="normal" style:font-weight-asian="normal" style:font-name-complex="DejaVu Sans" style:font-size-complex="11pt" style:font-style-complex="normal" style:font-weight-complex="normal"/>
    </style:style>
    <style:style style:name="P126" style:family="paragraph" style:parent-style-name="Standard" style:list-style-name="L7">
      <style:paragraph-properties fo:text-align="start" style:justify-single-word="false"/>
      <style:text-properties fo:color="#000000" style:font-name="Cambria" fo:font-size="11pt" fo:font-style="italic" fo:font-weight="normal" officeooo:rsid="0054fdf0" officeooo:paragraph-rsid="0058d655" style:font-name-asian="Calibri1" style:font-size-asian="11pt" style:font-style-asian="italic" style:font-weight-asian="normal" style:font-name-complex="DejaVu Sans" style:font-size-complex="11pt" style:font-style-complex="italic" style:font-weight-complex="normal"/>
    </style:style>
    <style:style style:name="P127" style:family="paragraph" style:parent-style-name="Standard" style:list-style-name="L8">
      <style:paragraph-properties fo:text-align="start" style:justify-single-word="false"/>
      <style:text-properties fo:color="#000000" style:font-name="Cambria" fo:font-size="11pt" fo:font-style="italic" fo:font-weight="bold" officeooo:rsid="005aa8b2" officeooo:paragraph-rsid="005aa8b2" style:font-name-asian="Calibri1" style:font-size-asian="11pt" style:font-style-asian="italic" style:font-weight-asian="bold" style:font-name-complex="DejaVu Sans" style:font-size-complex="11pt" style:font-style-complex="italic" style:font-weight-complex="bold"/>
    </style:style>
    <style:style style:name="P128" style:family="paragraph" style:parent-style-name="Standard" style:list-style-name="L8">
      <style:paragraph-properties fo:text-align="start" style:justify-single-word="false"/>
      <style:text-properties officeooo:paragraph-rsid="005aa8b2"/>
    </style:style>
    <style:style style:name="P129" style:family="paragraph" style:parent-style-name="Standard" style:list-style-name="L9">
      <style:paragraph-properties fo:text-align="start" style:justify-single-word="false"/>
      <style:text-properties officeooo:paragraph-rsid="005c7a1a"/>
    </style:style>
    <style:style style:name="T1" style:family="text">
      <style:text-properties fo:font-size="12pt" style:font-size-asian="12pt" style:font-size-complex="12pt"/>
    </style:style>
    <style:style style:name="T2" style:family="text">
      <style:text-properties fo:font-size="12pt" officeooo:rsid="002b650a" style:font-size-asian="12pt" style:font-size-complex="12pt"/>
    </style:style>
    <style:style style:name="T3" style:family="text">
      <style:text-properties style:font-name="Cambria" fo:font-size="22pt" style:font-size-asian="22pt" style:font-size-complex="22pt"/>
    </style:style>
    <style:style style:name="T4" style:family="text">
      <style:text-properties style:font-name="Cambria" fo:font-size="22pt" officeooo:rsid="000490d8" style:font-size-asian="22pt" style:font-size-complex="22pt"/>
    </style:style>
    <style:style style:name="T5" style:family="text">
      <style:text-properties style:font-name="Cambria" fo:font-size="22pt" officeooo:rsid="001a4dcf" style:font-size-asian="22pt" style:font-size-complex="22pt"/>
    </style:style>
    <style:style style:name="T6" style:family="text">
      <style:text-properties fo:font-weight="bold" style:font-weight-asian="bold" style:font-weight-complex="bold"/>
    </style:style>
    <style:style style:name="T7" style:family="text">
      <style:text-properties fo:font-weight="bold" officeooo:rsid="000d4136" style:font-weight-asian="bold" style:font-weight-complex="bold"/>
    </style:style>
    <style:style style:name="T8" style:family="text">
      <style:text-properties fo:font-weight="bold" officeooo:rsid="00243427" style:font-weight-asian="bold" style:font-weight-complex="bold"/>
    </style:style>
    <style:style style:name="T9" style:family="text">
      <style:text-properties fo:font-weight="bold" officeooo:rsid="000490d8" style:font-weight-asian="bold" style:font-weight-complex="bold"/>
    </style:style>
    <style:style style:name="T10" style:family="text">
      <style:text-properties fo:font-weight="bold" officeooo:rsid="001a7946" style:font-weight-asian="bold" style:font-weight-complex="bold"/>
    </style:style>
    <style:style style:name="T11" style:family="text">
      <style:text-properties fo:color="#365f91" style:font-name="Cambria" fo:font-size="14pt" fo:font-weight="bold" style:font-name-asian="Calibri1" style:font-size-asian="14pt" style:font-weight-asian="bold" style:font-name-complex="DejaVu Sans" style:font-size-complex="14pt" style:font-weight-complex="bold"/>
    </style:style>
    <style:style style:name="T12" style:family="text">
      <style:text-properties fo:color="#365f91" style:font-name="Cambria" fo:font-size="14pt" fo:font-weight="bold" officeooo:rsid="001a7946" style:font-name-asian="Calibri1" style:font-size-asian="14pt" style:font-weight-asian="bold" style:font-name-complex="DejaVu Sans" style:font-size-complex="14pt" style:font-weight-complex="bold"/>
    </style:style>
    <style:style style:name="T13" style:family="text">
      <style:text-properties fo:color="#365f91" fo:font-size="14pt" fo:font-weight="bold" style:font-size-asian="14pt" style:font-weight-asian="bold" style:font-size-complex="14pt" style:font-weight-complex="bold"/>
    </style:style>
    <style:style style:name="T14" style:family="text">
      <style:text-properties fo:color="#365f91" fo:font-size="14pt" fo:font-weight="bold" officeooo:rsid="001f9bd0" style:font-size-asian="14pt" style:font-weight-asian="bold" style:font-size-complex="14pt" style:font-weight-complex="bold"/>
    </style:style>
    <style:style style:name="T15" style:family="text">
      <style:text-properties fo:color="#365f91" fo:font-size="14pt" fo:font-weight="bold" officeooo:rsid="002b650a" style:font-size-asian="14pt" style:font-weight-asian="bold" style:font-size-complex="14pt" style:font-weight-complex="bold"/>
    </style:style>
    <style:style style:name="T16" style:family="text">
      <style:text-properties fo:color="#365f91" fo:font-size="14pt" fo:font-weight="bold" officeooo:rsid="002e2b5b" style:font-size-asian="14pt" style:font-weight-asian="bold" style:font-size-complex="14pt" style:font-weight-complex="bold"/>
    </style:style>
    <style:style style:name="T17" style:family="text">
      <style:text-properties fo:color="#365f91" fo:font-size="14pt" fo:font-weight="bold" officeooo:rsid="007a133f" style:font-size-asian="14pt" style:font-weight-asian="bold" style:font-size-complex="14pt" style:font-weight-complex="bold"/>
    </style:style>
    <style:style style:name="T18" style:family="text">
      <style:text-properties fo:color="#365f91" fo:font-size="14pt" fo:font-weight="bold" officeooo:rsid="007eb6e3" style:font-size-asian="14pt" style:font-weight-asian="bold" style:font-size-complex="14pt" style:font-weight-complex="bold"/>
    </style:style>
    <style:style style:name="T19" style:family="text">
      <style:text-properties fo:color="#365f91" fo:font-size="14pt" fo:font-style="normal" fo:font-weight="bold" officeooo:rsid="002e2b5b" style:font-size-asian="14pt" style:font-style-asian="normal" style:font-weight-asian="bold" style:font-size-complex="14pt" style:font-style-complex="normal" style:font-weight-complex="bold"/>
    </style:style>
    <style:style style:name="T20" style:family="text">
      <style:text-properties fo:color="#365f91" fo:font-size="14pt" fo:font-style="normal" fo:font-weight="bold" officeooo:rsid="002b650a" style:font-size-asian="14pt" style:font-style-asian="normal" style:font-weight-asian="bold" style:font-size-complex="14pt" style:font-style-complex="normal" style:font-weight-complex="bold"/>
    </style:style>
    <style:style style:name="T21" style:family="text">
      <style:text-properties fo:color="#365f91" fo:font-size="14pt" fo:font-style="normal" fo:font-weight="bold" officeooo:rsid="002f306d" style:font-size-asian="14pt" style:font-style-asian="normal" style:font-weight-asian="bold" style:font-size-complex="14pt" style:font-style-complex="normal" style:font-weight-complex="bold"/>
    </style:style>
    <style:style style:name="T22" style:family="text">
      <style:text-properties fo:color="#365f91" fo:font-size="14pt" fo:font-style="normal" fo:font-weight="bold" officeooo:rsid="00369158" style:font-size-asian="14pt" style:font-style-asian="normal" style:font-weight-asian="bold" style:font-size-complex="14pt" style:font-style-complex="normal" style:font-weight-complex="bold"/>
    </style:style>
    <style:style style:name="T23" style:family="text">
      <style:text-properties fo:color="#365f91" fo:font-size="14pt" fo:font-style="normal" fo:font-weight="bold" officeooo:rsid="00428562" style:font-size-asian="14pt" style:font-style-asian="normal" style:font-weight-asian="bold" style:font-size-complex="14pt" style:font-style-complex="normal" style:font-weight-complex="bold"/>
    </style:style>
    <style:style style:name="T24" style:family="text">
      <style:text-properties fo:color="#365f91" fo:font-size="14pt" fo:font-style="normal" fo:font-weight="bold" officeooo:rsid="0047cf73" style:font-size-asian="14pt" style:font-style-asian="normal" style:font-weight-asian="bold" style:font-size-complex="14pt" style:font-style-complex="normal" style:font-weight-complex="bold"/>
    </style:style>
    <style:style style:name="T25" style:family="text">
      <style:text-properties fo:color="#365f91" fo:font-size="14pt" fo:font-style="normal" fo:font-weight="bold" officeooo:rsid="005fe9e7" style:font-size-asian="14pt" style:font-style-asian="normal" style:font-weight-asian="bold" style:font-size-complex="14pt" style:font-style-complex="normal" style:font-weight-complex="bold"/>
    </style:style>
    <style:style style:name="T26" style:family="text">
      <style:text-properties fo:color="#000000" style:font-name="Calibri2" fo:font-size="11pt" fo:font-weight="normal" style:font-size-asian="11pt" style:font-weight-asian="normal" style:font-size-complex="11pt" style:font-weight-complex="normal"/>
    </style:style>
    <style:style style:name="T27" style:family="text">
      <style:text-properties fo:color="#000000" style:font-name="Calibri2" fo:font-size="11pt" fo:font-weight="normal" officeooo:rsid="001aa938" style:font-size-asian="11pt" style:font-weight-asian="normal" style:font-size-complex="11pt" style:font-weight-complex="normal"/>
    </style:style>
    <style:style style:name="T28" style:family="text">
      <style:text-properties fo:color="#000000" style:font-name="Cambria" fo:font-size="11pt" fo:font-style="normal" fo:font-weight="normal" style:font-name-asian="Calibri1" style:font-size-asian="11pt" style:font-style-asian="normal" style:font-weight-asian="normal" style:font-name-complex="DejaVu Sans" style:font-size-complex="11pt" style:font-style-complex="normal" style:font-weight-complex="normal"/>
    </style:style>
    <style:style style:name="T29" style:family="text">
      <style:text-properties fo:color="#000000" style:font-name="Cambria" fo:font-size="11pt" fo:font-style="normal" fo:font-weight="normal" officeooo:rsid="002b650a" style:font-name-asian="Calibri1" style:font-size-asian="11pt" style:font-style-asian="normal" style:font-weight-asian="normal" style:font-name-complex="DejaVu Sans" style:font-size-complex="11pt" style:font-style-complex="normal" style:font-weight-complex="normal"/>
    </style:style>
    <style:style style:name="T30" style:family="text">
      <style:text-properties fo:color="#000000" style:font-name="Cambria" fo:font-size="11pt" fo:font-style="normal" fo:font-weight="normal" officeooo:rsid="00544c08" style:font-name-asian="Calibri1" style:font-size-asian="11pt" style:font-style-asian="normal" style:font-weight-asian="normal" style:font-name-complex="DejaVu Sans" style:font-size-complex="11pt" style:font-style-complex="normal" style:font-weight-complex="normal"/>
    </style:style>
    <style:style style:name="T31" style:family="text">
      <style:text-properties fo:color="#000000" style:font-name="Cambria" fo:font-size="11pt" fo:font-style="normal" fo:font-weight="normal" officeooo:rsid="0055f3bf" style:font-name-asian="Calibri1" style:font-size-asian="11pt" style:font-style-asian="normal" style:font-weight-asian="normal" style:font-name-complex="DejaVu Sans" style:font-size-complex="11pt" style:font-style-complex="normal" style:font-weight-complex="normal"/>
    </style:style>
    <style:style style:name="T32" style:family="text">
      <style:text-properties fo:color="#000000" style:font-name="Cambria" fo:font-size="11pt" fo:font-style="normal" fo:font-weight="normal" officeooo:rsid="0054fdf0" style:font-name-asian="Calibri1" style:font-size-asian="11pt" style:font-style-asian="normal" style:font-weight-asian="normal" style:font-name-complex="DejaVu Sans" style:font-size-complex="11pt" style:font-style-complex="normal" style:font-weight-complex="normal"/>
    </style:style>
    <style:style style:name="T33" style:family="text">
      <style:text-properties fo:color="#000000" style:font-name="Cambria" fo:font-size="11pt" fo:font-style="normal" fo:font-weight="normal" officeooo:rsid="0054ca72" style:font-name-asian="Calibri1" style:font-size-asian="11pt" style:font-style-asian="normal" style:font-weight-asian="normal" style:font-name-complex="DejaVu Sans" style:font-size-complex="11pt" style:font-style-complex="normal" style:font-weight-complex="normal"/>
    </style:style>
    <style:style style:name="T34" style:family="text">
      <style:text-properties fo:color="#000000" style:font-name="Cambria" fo:font-size="11pt" fo:font-style="normal" fo:font-weight="normal" officeooo:rsid="004f5559" style:font-name-asian="Calibri1" style:font-size-asian="11pt" style:font-style-asian="normal" style:font-weight-asian="normal" style:font-name-complex="DejaVu Sans" style:font-size-complex="11pt" style:font-style-complex="normal" style:font-weight-complex="normal"/>
    </style:style>
    <style:style style:name="T35" style:family="text">
      <style:text-properties fo:color="#000000" style:font-name="Cambria" fo:font-size="11pt" fo:font-style="normal" fo:font-weight="normal" officeooo:rsid="0058d655" style:font-name-asian="Calibri1" style:font-size-asian="11pt" style:font-style-asian="normal" style:font-weight-asian="normal" style:font-name-complex="DejaVu Sans" style:font-size-complex="11pt" style:font-style-complex="normal" style:font-weight-complex="normal"/>
    </style:style>
    <style:style style:name="T36" style:family="text">
      <style:text-properties fo:color="#000000" style:font-name="Cambria" fo:font-size="11pt" fo:font-style="normal" fo:font-weight="normal" officeooo:rsid="005936b9" style:font-name-asian="Calibri1" style:font-size-asian="11pt" style:font-style-asian="normal" style:font-weight-asian="normal" style:font-name-complex="DejaVu Sans" style:font-size-complex="11pt" style:font-style-complex="normal" style:font-weight-complex="normal"/>
    </style:style>
    <style:style style:name="T37" style:family="text">
      <style:text-properties fo:color="#000000" style:font-name="Cambria" fo:font-size="11pt" fo:font-style="normal" fo:font-weight="normal" officeooo:rsid="005aa8b2" style:font-name-asian="Calibri1" style:font-size-asian="11pt" style:font-style-asian="normal" style:font-weight-asian="normal" style:font-name-complex="DejaVu Sans" style:font-size-complex="11pt" style:font-style-complex="normal" style:font-weight-complex="normal"/>
    </style:style>
    <style:style style:name="T38" style:family="text">
      <style:text-properties fo:color="#000000" style:font-name="Cambria" fo:font-size="11pt" fo:font-style="normal" fo:font-weight="normal" officeooo:rsid="005c7a1a" style:font-name-asian="Calibri1" style:font-size-asian="11pt" style:font-style-asian="normal" style:font-weight-asian="normal" style:font-name-complex="DejaVu Sans" style:font-size-complex="11pt" style:font-style-complex="normal" style:font-weight-complex="normal"/>
    </style:style>
    <style:style style:name="T39" style:family="text">
      <style:text-properties fo:color="#000000" style:font-name="Cambria" fo:font-size="11pt" fo:font-style="normal" fo:font-weight="normal" officeooo:rsid="005dd62f" style:font-name-asian="Calibri1" style:font-size-asian="11pt" style:font-style-asian="normal" style:font-weight-asian="normal" style:font-name-complex="DejaVu Sans" style:font-size-complex="11pt" style:font-style-complex="normal" style:font-weight-complex="normal"/>
    </style:style>
    <style:style style:name="T40" style:family="text">
      <style:text-properties fo:color="#000000" style:font-name="Cambria" fo:font-size="11pt" fo:font-style="normal" fo:font-weight="normal" officeooo:rsid="005f7775" style:font-name-asian="Calibri1" style:font-size-asian="11pt" style:font-style-asian="normal" style:font-weight-asian="normal" style:font-name-complex="DejaVu Sans" style:font-size-complex="11pt" style:font-style-complex="normal" style:font-weight-complex="normal"/>
    </style:style>
    <style:style style:name="T41" style:family="text">
      <style:text-properties fo:color="#000000" style:font-name="Cambria" fo:font-size="11pt" fo:font-style="normal" fo:font-weight="normal" officeooo:rsid="005fe9e7" style:font-name-asian="Calibri1" style:font-size-asian="11pt" style:font-style-asian="normal" style:font-weight-asian="normal" style:font-name-complex="DejaVu Sans" style:font-size-complex="11pt" style:font-style-complex="normal" style:font-weight-complex="normal"/>
    </style:style>
    <style:style style:name="T42" style:family="text">
      <style:text-properties fo:color="#000000" style:font-name="Cambria" fo:font-size="11pt" fo:font-style="normal" fo:font-weight="normal" officeooo:rsid="0062abad" style:font-name-asian="Calibri1" style:font-size-asian="11pt" style:font-style-asian="normal" style:font-weight-asian="normal" style:font-name-complex="DejaVu Sans" style:font-size-complex="11pt" style:font-style-complex="normal" style:font-weight-complex="normal"/>
    </style:style>
    <style:style style:name="T43" style:family="text">
      <style:text-properties fo:font-style="italic" style:font-style-asian="italic" style:font-style-complex="italic"/>
    </style:style>
    <style:style style:name="T44" style:family="text">
      <style:text-properties fo:font-style="italic" fo:font-weight="normal" officeooo:rsid="002e2b5b" style:font-style-asian="italic" style:font-weight-asian="normal" style:font-style-complex="italic" style:font-weight-complex="normal"/>
    </style:style>
    <style:style style:name="T45" style:family="text">
      <style:text-properties officeooo:rsid="001a4dcf"/>
    </style:style>
    <style:style style:name="T46" style:family="text">
      <style:text-properties officeooo:rsid="001a7946"/>
    </style:style>
    <style:style style:name="T47" style:family="text">
      <style:text-properties fo:font-weight="normal" officeooo:rsid="001a7946" style:font-weight-asian="normal" style:font-weight-complex="normal"/>
    </style:style>
    <style:style style:name="T48" style:family="text">
      <style:text-properties fo:font-weight="normal" officeooo:rsid="0025384b" style:font-weight-asian="normal" style:font-weight-complex="normal"/>
    </style:style>
    <style:style style:name="T49" style:family="text">
      <style:text-properties fo:font-weight="normal" officeooo:rsid="002b650a" style:font-weight-asian="normal" style:font-weight-complex="normal"/>
    </style:style>
    <style:style style:name="T50" style:family="text">
      <style:text-properties fo:font-weight="normal" officeooo:rsid="002cf48c" style:font-weight-asian="normal" style:font-weight-complex="normal"/>
    </style:style>
    <style:style style:name="T51" style:family="text">
      <style:text-properties fo:font-weight="normal" officeooo:rsid="002e2b5b" style:font-weight-asian="normal" style:font-weight-complex="normal"/>
    </style:style>
    <style:style style:name="T52" style:family="text">
      <style:text-properties officeooo:rsid="001cd972"/>
    </style:style>
    <style:style style:name="T53" style:family="text">
      <style:text-properties officeooo:rsid="001f9bd0"/>
    </style:style>
    <style:style style:name="T54" style:family="text">
      <style:text-properties officeooo:rsid="00216135"/>
    </style:style>
    <style:style style:name="T55" style:family="text">
      <style:text-properties officeooo:rsid="0023d3f6"/>
    </style:style>
    <style:style style:name="T56" style:family="text">
      <style:text-properties officeooo:rsid="0025384b"/>
    </style:style>
    <style:style style:name="T57" style:family="text">
      <style:text-properties officeooo:rsid="002b650a"/>
    </style:style>
    <style:style style:name="T58" style:family="text">
      <style:text-properties fo:font-style="normal" style:font-style-asian="normal" style:font-style-complex="normal"/>
    </style:style>
    <style:style style:name="T59" style:family="text">
      <style:text-properties fo:font-style="normal" officeooo:rsid="002cf48c" style:font-style-asian="normal" style:font-style-complex="normal"/>
    </style:style>
    <style:style style:name="T60" style:family="text">
      <style:text-properties fo:font-style="normal" officeooo:rsid="002b650a" style:font-style-asian="normal" style:font-style-complex="normal"/>
    </style:style>
    <style:style style:name="T61" style:family="text">
      <style:text-properties fo:font-style="normal" officeooo:rsid="0031afaf" style:font-style-asian="normal" style:font-style-complex="normal"/>
    </style:style>
    <style:style style:name="T62" style:family="text">
      <style:text-properties fo:font-style="normal" officeooo:rsid="003b37cf" style:font-style-asian="normal" style:font-style-complex="normal"/>
    </style:style>
    <style:style style:name="T63" style:family="text">
      <style:text-properties fo:font-style="normal" officeooo:rsid="003e1c04" style:font-style-asian="normal" style:font-style-complex="normal"/>
    </style:style>
    <style:style style:name="T64" style:family="text">
      <style:text-properties fo:font-style="normal" officeooo:rsid="003eddab" style:font-style-asian="normal" style:font-style-complex="normal"/>
    </style:style>
    <style:style style:name="T65" style:family="text">
      <style:text-properties fo:font-style="normal" officeooo:rsid="00369158" style:font-style-asian="normal" style:font-style-complex="normal"/>
    </style:style>
    <style:style style:name="T66" style:family="text">
      <style:text-properties fo:font-style="normal" officeooo:rsid="0040ad7f" style:font-style-asian="normal" style:font-style-complex="normal"/>
    </style:style>
    <style:style style:name="T67" style:family="text">
      <style:text-properties fo:font-style="normal" officeooo:rsid="00428562" style:font-style-asian="normal" style:font-style-complex="normal"/>
    </style:style>
    <style:style style:name="T68" style:family="text">
      <style:text-properties fo:font-style="normal" officeooo:rsid="004456e5" style:font-style-asian="normal" style:font-style-complex="normal"/>
    </style:style>
    <style:style style:name="T69" style:family="text">
      <style:text-properties fo:font-style="normal" officeooo:rsid="00466839" style:font-style-asian="normal" style:font-style-complex="normal"/>
    </style:style>
    <style:style style:name="T70" style:family="text">
      <style:text-properties fo:font-style="normal" officeooo:rsid="00544c08" style:font-style-asian="normal" style:font-style-complex="normal"/>
    </style:style>
    <style:style style:name="T71" style:family="text">
      <style:text-properties fo:font-style="normal" officeooo:rsid="0054fdf0" style:font-style-asian="normal" style:font-style-complex="normal"/>
    </style:style>
    <style:style style:name="T72" style:family="text">
      <style:text-properties fo:font-style="normal" officeooo:rsid="0055f3bf" style:font-style-asian="normal" style:font-style-complex="normal"/>
    </style:style>
    <style:style style:name="T73" style:family="text">
      <style:text-properties fo:font-style="normal" officeooo:rsid="005713a9" style:font-style-asian="normal" style:font-style-complex="normal"/>
    </style:style>
    <style:style style:name="T74" style:family="text">
      <style:text-properties fo:font-style="normal" officeooo:rsid="0058d655" style:font-style-asian="normal" style:font-style-complex="normal"/>
    </style:style>
    <style:style style:name="T75" style:family="text">
      <style:text-properties fo:font-style="normal" officeooo:rsid="005936b9" style:font-style-asian="normal" style:font-style-complex="normal"/>
    </style:style>
    <style:style style:name="T76" style:family="text">
      <style:text-properties fo:font-style="normal" officeooo:rsid="005aa8b2" style:font-style-asian="normal" style:font-style-complex="normal"/>
    </style:style>
    <style:style style:name="T77" style:family="text">
      <style:text-properties fo:font-style="normal" officeooo:rsid="005b8b59" style:font-style-asian="normal" style:font-style-complex="normal"/>
    </style:style>
    <style:style style:name="T78" style:family="text">
      <style:text-properties fo:font-style="normal" officeooo:rsid="0062abad" style:font-style-asian="normal" style:font-style-complex="normal"/>
    </style:style>
    <style:style style:name="T79" style:family="text">
      <style:text-properties fo:font-style="normal" officeooo:rsid="0064954a" style:font-style-asian="normal" style:font-style-complex="normal"/>
    </style:style>
    <style:style style:name="T80" style:family="text">
      <style:text-properties fo:font-style="normal" officeooo:rsid="00659b24" style:font-style-asian="normal" style:font-style-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officeooo:rsid="002e2b5b" style:font-style-asian="normal" style:font-weight-asian="normal" style:font-style-complex="normal" style:font-weight-complex="normal"/>
    </style:style>
    <style:style style:name="T83" style:family="text">
      <style:text-properties fo:font-style="normal" fo:font-weight="normal" officeooo:rsid="002b650a" style:font-style-asian="normal" style:font-weight-asian="normal" style:font-style-complex="normal" style:font-weight-complex="normal"/>
    </style:style>
    <style:style style:name="T84" style:family="text">
      <style:text-properties fo:font-style="normal" fo:font-weight="normal" officeooo:rsid="002f306d" style:font-style-asian="normal" style:font-weight-asian="normal" style:font-style-complex="normal" style:font-weight-complex="normal"/>
    </style:style>
    <style:style style:name="T85" style:family="text">
      <style:text-properties fo:font-style="normal" fo:font-weight="normal" officeooo:rsid="0030ff61" style:font-style-asian="normal" style:font-weight-asian="normal" style:font-style-complex="normal" style:font-weight-complex="normal"/>
    </style:style>
    <style:style style:name="T86" style:family="text">
      <style:text-properties fo:font-style="normal" fo:font-weight="normal" officeooo:rsid="0058d655" style:font-style-asian="normal" style:font-weight-asian="normal" style:font-style-complex="normal" style:font-weight-complex="normal"/>
    </style:style>
    <style:style style:name="T87" style:family="text">
      <style:text-properties fo:font-style="normal" fo:font-weight="normal" officeooo:rsid="005936b9" style:font-style-asian="normal" style:font-weight-asian="normal" style:font-style-complex="normal" style:font-weight-complex="normal"/>
    </style:style>
    <style:style style:name="T88" style:family="text">
      <style:text-properties officeooo:rsid="00497efc"/>
    </style:style>
    <style:style style:name="T89" style:family="text">
      <style:text-properties officeooo:rsid="0062abad"/>
    </style:style>
    <style:style style:name="T90" style:family="text">
      <style:text-properties officeooo:rsid="00659b24"/>
    </style:style>
    <style:style style:name="T91" style:family="text">
      <style:text-properties officeooo:rsid="00676b15"/>
    </style:style>
    <style:style style:name="T92" style:family="text">
      <style:text-properties officeooo:rsid="00696290"/>
    </style:style>
    <style:style style:name="T93" style:family="text">
      <style:text-properties officeooo:rsid="006a9e1c"/>
    </style:style>
    <style:style style:name="T94" style:family="text">
      <style:text-properties officeooo:rsid="00788367"/>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102"/>
            <text:p text:style-name="P101"/>
          </table:table-cell>
        </table:table-row>
        <table:table-row table:style-name="Tableau1.2">
          <table:table-cell table:style-name="Tableau1.A2" office:value-type="string">
            <text:p text:style-name="P105">Construction Linux Embarqué avec Buildroot</text:p>
          </table:table-cell>
        </table:table-row>
        <table:table-row table:style-name="Tableau1.3">
          <table:table-cell table:style-name="Tableau1.A3" office:value-type="string">
            <text:p text:style-name="P104"><text:span text:style-name="T3">P</text:span><text:span text:style-name="T5">rojet </text:span><text:span text:style-name="T4">Système de stockage</text:span></text:p>
          </table:table-cell>
        </table:table-row>
        <table:table-row table:style-name="Tableau1.4">
          <table:table-cell table:style-name="Tableau1.A4" office:value-type="string">
            <text:p text:style-name="P103"/>
            <text:p text:style-name="P103"/>
            <text:p text:style-name="P103"/>
            <text:p text:style-name="No_20_Spacing"/>
          </table:table-cell>
        </table:table-row>
        <table:table-row table:style-name="Tableau1.5">
          <table:table-cell table:style-name="Tableau1.A4" office:value-type="string">
            <text:p text:style-name="P106">Guillaume COSTAGLIOLA</text:p>
            <text:p text:style-name="P104"><text:span text:style-name="T7">1</text:span><text:span text:style-name="T8">1</text:span><text:span text:style-name="T6">/0</text:span><text:span text:style-name="T9">2</text:span><text:span text:style-name="T6">/20</text:span><text:span text:style-name="T9">20</text:span></text:p>
          </table:table-cell>
        </table:table-row>
      </table:table>
      <text:p text:style-name="Standard"/>
      <text:p text:style-name="Standard"/>
      <table:table table:name="Tableau2" table:style-name="Tableau2">
        <table:table-column table:style-name="Tableau2.A"/>
        <table:table-row table:style-name="Tableau2.1">
          <table:table-cell table:style-name="Tableau2.A1" office:value-type="string">
            <text:p text:style-name="No_20_Spacing"/>
          </table:table-cell>
        </table:table-row>
      </table:table>
      <text:p text:style-name="P2"/>
      <text:h text:style-name="P114" text:outline-level="1"><text:bookmark-start text:name="_Toc187504"/><text:bookmark-start text:name="__RefHeading___Toc3087_596367291"/><text:bookmark-start text:name="_Toc12020211"/>Historique des révisions<text:bookmark-end text:name="_Toc187504"/><text:bookmark-end text:name="__RefHeading___Toc3087_596367291"/><text:bookmark-end text:name="_Toc12020211"/></text:h>
      <text:p text:style-name="P4"/>
      <table:table table:name="Tableau3" table:style-name="Tableau3">
        <table:table-column table:style-name="Tableau3.A"/>
        <table:table-column table:style-name="Tableau3.B" table:number-columns-repeated="2"/>
        <table:table-row table:style-name="Tableau3.1">
          <table:table-cell table:style-name="Tableau3.A1" office:value-type="string">
            <text:p text:style-name="P98">Version</text:p>
          </table:table-cell>
          <table:table-cell table:style-name="Tableau3.B1" office:value-type="string">
            <text:p text:style-name="P98">Date</text:p>
          </table:table-cell>
          <table:table-cell table:style-name="Tableau3.C1" office:value-type="string">
            <text:p text:style-name="P98">Auteur(s)</text:p>
          </table:table-cell>
        </table:table-row>
        <table:table-row table:style-name="Tableau3.1">
          <table:table-cell table:style-name="Tableau3.A2" office:value-type="string">
            <text:p text:style-name="P99">1.0</text:p>
          </table:table-cell>
          <table:table-cell table:style-name="Tableau3.B2" office:value-type="string">
            <text:p text:style-name="P100"><text:span text:style-name="T45">11</text:span>/0<text:span text:style-name="T45">2</text:span>/<text:span text:style-name="T45">20</text:span></text:p>
          </table:table-cell>
          <table:table-cell table:style-name="Tableau3.C2" office:value-type="string">
            <text:p text:style-name="P100">Guillaume COSTAGLIOLA</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oft-page-break/><text:span text:style-name="Titre_20_1_20_Car">Contenu</text:span></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3"><text:a xlink:type="simple" xlink:href="#__RefHeading___Toc3087_596367291" text:style-name="Index_20_Link" text:visited-style-name="Index_20_Link">Historique des révisions<text:tab/>2</text:a></text:p>
          <text:p text:style-name="P113"><text:a xlink:type="simple" xlink:href="#__RefHeading___Toc3089_596367291" text:style-name="Index_20_Link" text:visited-style-name="Index_20_Link">Contexte<text:tab/>4</text:a></text:p>
        </text:index-body>
      </text:table-of-content>
      <text:p text:style-name="P3"><text:bookmark text:name="_GoBack"/></text:p>
      <text:h text:style-name="P107" text:outline-level="1"><text:bookmark-start text:name="__RefHeading___Toc3089_596367291"/><text:bookmark-start text:name="_Toc12020212"/>Contexte<text:bookmark-end text:name="_Toc12020212"/> <text:bookmark-end text:name="__RefHeading___Toc3089_596367291"/></text:h>
      <text:p text:style-name="P6"/>
      <text:p text:style-name="P94">A. Cadre</text:p>
      <text:p text:style-name="P6"><text:s text:c="4"/><text:span text:style-name="T45">Dans le cadre de l’audit des différentes bases de données embarquées sur système Linux. Des tests doivent être réalisés afin d’évaluer ces différentes bases de données. L’enjeu majeur est de pouvoir disposer d’un environnement de test qui limite l’apparition d’aléatoire. </text:span></text:p>
      <text:p text:style-name="P94">C. Avantage de buildroot</text:p>
      <text:p text:style-name="P10"><text:s text:c="5"/><text:span text:style-name="T88">Buildroot est un projet présent sur Git commencé en 2005, et à disposition sur l’internet depuis 2009. C’est un projet avec près de 180 cartes pré-configurées, 2000 paquets présents.</text:span></text:p>
      <text:p text:style-name="P10"><text:s text:c="5"/><text:span text:style-name="T88">Du point de vue intégrateur, Buildroot permet de gérer et stocker des évolutions de projet. De reproduire le projet des années après la mise en service. <text:s/>Et de mettre à jour rapidement le système pour des évolutions de sécurité.</text:span></text:p>
      <text:p text:style-name="P6"><text:s text:c="3"/><text:span text:style-name="T45">Une construction de Linux embarqué avec Buildroot permet de générer un environnement fixe.</text:span></text:p>
      <text:p text:style-name="P94">C. But du document</text:p>
      <text:p text:style-name="P5"><text:s text:c="4"/>Ce document détaille la procédure utilisée pour construire un environnement Linux embarqué sur carte Raspberry Pi 4.</text:p>
      <text:p text:style-name="P9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oft-page-break/><text:span text:style-name="T11"><text:s text:c="4"/></text:span><text:bookmark-start text:name="_Toc120202122"/><text:span text:style-name="T12">E</text:span><text:bookmark-end text:name="_Toc120202122"/><text:span text:style-name="T12">nvironnement de travail</text:span></text:p>
      <text:p text:style-name="P9"><text:s/><text:span text:style-name="T10">$ uname -a</text:span></text:p>
      <text:p text:style-name="P9"><text:span text:style-name="T10"><text:s/></text:span><text:span text:style-name="T47">Linux P-GNB-ELORRA-GUCOS 4.15.0-76-generic #86-Ubuntu SMP Fri Jan 17 17:24:28 UTC 2020 x86_64 x86_64 x86_64 GNU/Linux</text:span></text:p>
      <text:p text:style-name="P7"/>
      <text:p text:style-name="P11"><text:span text:style-name="T46"><text:s/>I.</text:span><text:bookmark-start text:name="_Toc12020212221"/><text:span text:style-name="T46">T</text:span><text:bookmark-end text:name="_Toc12020212221"/><text:span text:style-name="T46">éléchargement des ressources du projet :</text:span></text:p>
      <text:p text:style-name="P11"><text:tab/><text:span text:style-name="T26">→</text:span><text:span text:style-name="T27"> stt-passerelle-ihm <text:s/>depuis wombat</text:span></text:p>
      <text:p text:style-name="P91">Accéder au gitlab : </text:p>
      <text:p text:style-name="P12"><text:a xlink:type="simple" xlink:href="https://gitlab.openwide.fr/open-source/stt-ihm-passerelle" text:style-name="Internet_20_link" text:visited-style-name="Visited_20_Internet_20_Link"><text:span text:style-name="T26">https://gitlab.openwide.fr/open-source/stt-ihm-passerelle</text:span></text:a></text:p>
      <text:p text:style-name="P92">$git clone https://gitlab.openwide.fr/open-source/stt-ihm-passerelle.git</text:p>
      <text:p text:style-name="P95">Le dossier stt-ihm-passerelle est bien téléchargé.</text:p>
      <text:p text:style-name="P8">→<text:span text:style-name="T52"> <text:tab/>Installation d’outils : avec apt install « nom du paquet »</text:span></text:p>
      <text:p text:style-name="P8"><text:tab/>- <text:span text:style-name="T52">make</text:span></text:p>
      <text:p text:style-name="P8"><text:tab/>- <text:span text:style-name="T52">gcc</text:span></text:p>
      <text:p text:style-name="P8"><text:tab/>- <text:span text:style-name="T52">g++</text:span></text:p>
      <text:p text:style-name="P93"><text:tab/>- openssl-dev</text:p>
      <text:p text:style-name="P93"><text:tab/>- ncurces-dev</text:p>
      <text:p text:style-name="P7"/>
      <text:p text:style-name="P11"><text:span text:style-name="T46"><text:s/>II. </text:span><text:bookmark-start text:name="_Toc1202021222"/><text:span text:style-name="T46">C</text:span><text:bookmark-end text:name="_Toc1202021222"/><text:span text:style-name="T46">réation d’un projet buildroot :</text:span></text:p>
      <text:p text:style-name="P12">Téléchargement de buildroot  depuis le site offciel :</text:p>
      <text:p text:style-name="P18"><text:span text:style-name="T6">[~]$ wget </text:span><text:a xlink:type="simple" xlink:href="https://buildroot.org/downloads/buildroot-2018.05.tar.bz2" text:style-name="Internet_20_link" text:visited-style-name="Visited_20_Internet_20_Link"><text:span text:style-name="T6">https://buildroot.org/downloads/buildroot-2018.05.tar.bz2</text:span></text:a></text:p>
      <text:p text:style-name="P18">Récupération de buildroot sous forme d’archive.</text:p>
      <text:p text:style-name="P41">[~]$ tar -xjf buildroot-2018.05.tar.bz2</text:p>
      <text:p text:style-name="P19">Extraction de l’archive.</text:p>
      <text:p text:style-name="P19"/>
      <text:p text:style-name="P19"/>
      <text:p text:style-name="P19"/>
      <text:p text:style-name="P19"/>
      <text:p text:style-name="P19"><text:soft-page-break/></text:p>
      <text:p text:style-name="P13">Installation de buildroot pour tous projets : </text:p>
      <text:p text:style-name="P41">[~]$ su -</text:p>
      <text:p text:style-name="P41">[~]# cd /opt</text:p>
      <text:p text:style-name="P41">[opt]# git clone git://git.buildroot.net/buildroot</text:p>
      <text:p text:style-name="P41">[opt]# cd buidlroot</text:p>
      <text:p text:style-name="P41">[buildroot]# mkdir dl</text:p>
      <text:p text:style-name="P41">[buildroot]# chmod a+w ./dl</text:p>
      <text:p text:style-name="P18"/>
      <text:p text:style-name="P20"><text:span text:style-name="T14">Création du répertoire de travail</text:span><text:span text:style-name="T13"> : </text:span></text:p>
      <text:p text:style-name="P27">Nous allons créer l’architecture de base du projet buildroot et donner un nom au projet :</text:p>
      <text:p text:style-name="P42">[<text:span text:style-name="T53">repertoire projet]$ mkdir stt_env</text:span></text:p>
      <text:p text:style-name="P43">[<text:span text:style-name="T53">repertoire projet]$ cd stt_env</text:span></text:p>
      <text:p text:style-name="P25"><text:s/>Création de trois fichiers :</text:p>
      <text:p text:style-name="P25"><text:tab/> Description du projet : </text:p>
      <text:p text:style-name="P43">[<text:span text:style-name="T53">repertoire projet/stt_env]$ touch external.desc</text:span></text:p>
      <text:p text:style-name="P25">Ce fichier doit contenir le nom du projet : </text:p>
      <text:p text:style-name="P21">name: <text:span text:style-name="T54">STT_ENV <text:s text:c="7"/></text:span></text:p>
      <text:p text:style-name="P26">! attention à l’espace entre : et STT</text:p>
      <text:p text:style-name="P25"><text:tab/> Configuration du projet : <text:span text:style-name="T55">Fichier config permettant de faire le lien avec les packages (Config.in des packages).</text:span></text:p>
      <text:p text:style-name="P43">[<text:span text:style-name="T53">repertoire projet/stt_env]$ touch Config.in</text:span></text:p>
      <text:p text:style-name="P25"><text:tab/> Recette du projet:</text:p>
      <text:p text:style-name="P43">[<text:span text:style-name="T53">repertoire projet/stt_env]$ touch external.mk</text:span></text:p>
      <text:p text:style-name="P58"><text:tab/><text:span text:style-name="T48">Création des dossiers nécessaires au projet :</text:span><text:span text:style-name="T56"> </text:span></text:p>
      <text:p text:style-name="P44">[<text:span text:style-name="T53">repertoire projet/stt_env]$ mkdir board configs overlays patches package</text:span></text:p>
      <text:p text:style-name="P14"/>
      <text:p text:style-name="P22"><text:soft-page-break/><text:span text:style-name="T14">C</text:span><text:span text:style-name="T15">onfiguration du répertoire de travail : </text:span></text:p>
      <text:p text:style-name="P59"><text:span text:style-name="T48"><text:tab/>Création </text:span><text:span text:style-name="T49">d’un fichier configs/project_defconfig :</text:span></text:p>
      <text:p text:style-name="P60">[repertoire projet/stt_env]$ cd configs</text:p>
      <text:p text:style-name="P60">[repertoire projet/stt_env/configs]$ touch stt_env_defconfig</text:p>
      <text:p text:style-name="P45"><text:span text:style-name="T49"><text:tab/></text:span><text:span text:style-name="T50">Edition du fichier de configuration projet pour définir l’achitecture du projet (ARM), le répertoire des dl de buildroot (/opt/buildroot/dl), et préciser la localisation du fichier defconfig.</text:span></text:p>
      <text:p text:style-name="P27">Dans notre cas comme nous travaillons sur raspberry Pi 4, nous réutilisons directement le fichier defconfig de la raspberry Pi 4.</text:p>
      <text:p text:style-name="P46"><text:span text:style-name="T57">[repertoire projet/stt_env/configs]$ cp </text:span><text:span text:style-name="T59">opt/buildroot/configs/raspberry4_defconfig stt_env_defconfig</text:span></text:p>
      <text:p text:style-name="P31"><text:span text:style-name="T59">C</text:span><text:span text:style-name="T58">e fichier de configuration définit les paramètres sélectionnées lors du lancement du make menuconfig.</text:span></text:p>
      <text:p text:style-name="P28"/>
      <text:p text:style-name="P23"><text:span text:style-name="T16">Préparation de l’environnement </text:span><text:span text:style-name="T15">:</text:span></text:p>
      <text:p text:style-name="P47"><text:span text:style-name="T49">[repertoire projet]$ </text:span><text:span text:style-name="T51">make O=${PWD}/output BR2_EXTERNAL=${PWD} -C </text:span><text:span text:style-name="T44">opt</text:span><text:span text:style-name="T82">buildroot stt_env_defconfigls</text:span></text:p>
      <text:p text:style-name="P61"/>
      <text:p text:style-name="P24"><text:span text:style-name="T21">Ajout du projet à un git</text:span><text:span text:style-name="T19"> </text:span><text:span text:style-name="T20">:</text:span></text:p>
      <text:p text:style-name="P29"><text:span text:style-name="T60">P</text:span><text:span text:style-name="T58">ermet d’identifer les étapes de construction du système.</text:span></text:p>
      <text:p text:style-name="P48"><text:span text:style-name="T83">[repertoire projet]$ </text:span><text:span text:style-name="T84">git init</text:span></text:p>
      <text:p text:style-name="P48"><text:span text:style-name="T83">[repertoire projet]$ </text:span><text:span text:style-name="T84">git add external.desc</text:span></text:p>
      <text:p text:style-name="P48"><text:span text:style-name="T83">[repertoire projet]$ </text:span><text:span text:style-name="T84">git add external.mk</text:span></text:p>
      <text:p text:style-name="P49"><text:span text:style-name="T83">[repertoire projet]$ </text:span><text:span text:style-name="T84">git add </text:span><text:span text:style-name="T85">Config.in</text:span></text:p>
      <text:p text:style-name="P30"><text:span text:style-name="T60">P</text:span><text:span text:style-name="T61">ermet d’identifer les étapes de construction du système.</text:span></text:p>
      <text:p text:style-name="P16">[project]$ git remote add origin <text:s/>https://git.company.com/project</text:p>
      <text:p text:style-name="P17">[project]$ git push origin master</text:p>
      <text:p text:style-name="P72">$ git show –pretty=--name-only <text:s text:c="4"/><text:span text:style-name="T94">#Pour afficher les fichiers qui ont été commit.</text:span></text:p>
      <text:p text:style-name="P61"/>
      <text:p text:style-name="P61"/>
      <text:p text:style-name="P108"><text:span text:style-name="T22">Génération de l’image système</text:span><text:span text:style-name="T19"> </text:span><text:span text:style-name="T20">:</text:span></text:p>
      <text:p text:style-name="P30"><text:span text:style-name="T60">P</text:span><text:span text:style-name="T58">ermet d’identifer les étapes de construction du système.</text:span></text:p>
      <text:p text:style-name="P50"><text:span text:style-name="T60">[repertoire projet]$ </text:span><text:span text:style-name="T65"><text:s/>cd output/</text:span></text:p>
      <text:p text:style-name="P50"><text:span text:style-name="T60">[repertoire projet]$ </text:span><text:span text:style-name="T65"><text:s/>make menuconfig/</text:span></text:p>
      <text:p text:style-name="P62"/>
      <text:p text:style-name="P65">Vérifier que le fichier dcm2711 est bien sélectionné, que le fichier dts est bien sélectionné, ainsi que le fichier stt_env_defconfig, ainsi que l’option build device tree blob.</text:p>
      <text:p text:style-name="P65"/>
      <text:p text:style-name="P63">On sélectionne différentes fonctionnalités nécessaires au projet :</text:p>
      <text:p text:style-name="P64">- Target packags → Networking applications : cocher « dropbear »</text:p>
      <text:p text:style-name="P64">On configure un mot de passe Root : </text:p>
      <text:p text:style-name="P64">- System configuration → Root password :</text:p>
      <text:p text:style-name="P64">« worldtourstt »</text:p>
      <text:p text:style-name="P32"><text:span text:style-name="T58">On configure </text:span><text:span text:style-name="T62">l’interface réseau pas défault :</text:span></text:p>
      <text:p text:style-name="P66">- System configuration :</text:p>
      <text:p text:style-name="P35"><text:span text:style-name="T62">(</text:span><text:span text:style-name="T58">eth0) Network interface to configure through DHCP.</text:span></text:p>
      <text:p text:style-name="P33"><text:span text:style-name="T58">On configure </text:span><text:span text:style-name="T63">les paramètres propes à la rpi</text:span><text:span text:style-name="T58"> </text:span></text:p>
      <text:p text:style-name="P33"><text:span text:style-name="T58">- </text:span><text:span text:style-name="T63">Target packages → Harware handling → firmware </text:span></text:p>
      <text:p text:style-name="P33"><text:span text:style-name="T58">« </text:span><text:span text:style-name="T63">rpi-wifi-firmware ».</text:span></text:p>
      <text:p text:style-name="P34"><text:span text:style-name="T63">« rpi-</text:span><text:span text:style-name="T64">bt</text:span><text:span text:style-name="T63">-firmware ».</text:span></text:p>
      <text:p text:style-name="P67"/>
      <text:p text:style-name="P34"><text:span text:style-name="T58">On </text:span><text:span text:style-name="T64">active le support du C++ : </text:span></text:p>
      <text:p text:style-name="P34"><text:span text:style-name="T58">- </text:span><text:span text:style-name="T64">Toolchain</text:span></text:p>
      <text:p text:style-name="P68">« Enable C++ support »</text:p>
      <text:p text:style-name="P36"><text:span text:style-name="T64">O</text:span><text:span text:style-name="T58">n sort alors du menuconfig en répétant exit puis on save les modifications apportées au fichier /output/.config.</text:span></text:p>
      <text:p text:style-name="P69">On lance ensuite la génération de l’image système avec :</text:p>
      <text:p text:style-name="P51"><text:span text:style-name="T60">[repertoire projet/</text:span><text:span text:style-name="T66">output</text:span><text:span text:style-name="T60">]$ </text:span><text:span text:style-name="T65"><text:s/>make </text:span></text:p>
      <text:p text:style-name="P109"><text:span text:style-name="T23">Téléversement de l’image générée sur une carte uSD</text:span><text:span text:style-name="T19"> </text:span><text:span text:style-name="T20">:</text:span></text:p>
      <text:p text:style-name="P37"><text:span text:style-name="T60">I</text:span><text:span text:style-name="T58">nsérer la carte uSD sur le PC.</text:span></text:p>
      <text:p text:style-name="P70">S’assurer que la carte SD est bien démontée.</text:p>
      <text:p text:style-name="P52"><text:span text:style-name="T60">[repertoire projet]$ </text:span><text:span text:style-name="T65"><text:s/></text:span><text:span text:style-name="T67">sudo umount dev/mmcblk0p1</text:span></text:p>
      <text:p text:style-name="P52"><text:span text:style-name="T60">[repertoire projet]$ </text:span><text:span text:style-name="T65"><text:s/></text:span><text:span text:style-name="T67">sudo umount dev/mmcblk0p2</text:span></text:p>
      <text:p text:style-name="P38"><text:span text:style-name="T65">E</text:span><text:span text:style-name="T58">crire l’image « sdcard.img » sur la carte uSD </text:span><text:span text:style-name="T43">dev/</text:span><text:span text:style-name="T58">mmcblk0 avec un bloc size de 1M</text:span></text:p>
      <text:p text:style-name="P52"><text:span text:style-name="T60">[repertoire projet]$ </text:span><text:span text:style-name="T65"><text:s/></text:span><text:span text:style-name="T67">sudo dd if=output/images/sdcard.img of=/dev/mmcblk0 bs=1M</text:span></text:p>
      <text:p text:style-name="P39"><text:span text:style-name="T67">O</text:span><text:span text:style-name="T58">n insère la carte sur la raspberry Pi 4, on l’alimente, on branche le lien série de debug </text:span><text:span text:style-name="T69">(R|NBV)</text:span><text:span text:style-name="T58"> et on visualise le lien série avec l’outil minicom : </text:span></text:p>
      <text:p text:style-name="P53"><text:span text:style-name="T60">[repertoire projet]$ </text:span><text:span text:style-name="T65"><text:s/></text:span><text:span text:style-name="T68">minicom -D /dev/ttyUSB0 usb0</text:span></text:p>
      <text:p text:style-name="P15"/>
      <text:p text:style-name="P110"><text:span text:style-name="T24">Installation d’un paquet externe sur Buildroot</text:span><text:span text:style-name="T19"> </text:span><text:span text:style-name="T20">:</text:span></text:p>
      <text:list xml:id="list1785967084" text:style-name="L1">
        <text:list-item>
          <text:p text:style-name="P115"><text:span text:style-name="T29">O</text:span><text:span text:style-name="T34">n commence par crée </text:span><text:span text:style-name="T30">dossier pour accueillir notre package « stt_ihm » qu’on ajoute au projet :</text:span></text:p>
        </text:list-item>
      </text:list>
      <text:p text:style-name="P54"><text:span text:style-name="T60">[repertoire projet/</text:span><text:span text:style-name="T70">package/</text:span><text:span text:style-name="T60">]$ </text:span><text:span text:style-name="T65"><text:s/></text:span><text:span text:style-name="T70">mkdir stt_ihm</text:span></text:p>
      <text:list xml:id="list2463814810" text:style-name="L2">
        <text:list-item>
          <text:p text:style-name="P116"><text:span text:style-name="T29">O</text:span><text:span text:style-name="T30">n crée ensuite un fichier Config.in qui permettra de sélectionner le package depuis menuconfig </text:span><text:span text:style-name="T33">dans un menu « Custom package »</text:span><text:span text:style-name="T30"> : </text:span></text:p>
        </text:list-item>
      </text:list>
      <text:p text:style-name="P54"><text:span text:style-name="T60">[repertoire projet/</text:span><text:span text:style-name="T70">package/</text:span><text:span text:style-name="T60">]$ </text:span><text:span text:style-name="T65"><text:s/></text:span><text:span text:style-name="T70">touch Config.in</text:span></text:p>
      <text:list xml:id="list3512260332" text:style-name="L3">
        <text:list-item>
          <text:p text:style-name="P117"><text:span text:style-name="T29">O</text:span><text:span text:style-name="T30">n </text:span><text:span text:style-name="T32">édite ensuite le package avec un éditeur de texte :</text:span></text:p>
        </text:list-item>
      </text:list>
      <text:p text:style-name="P55"><text:span text:style-name="T60">[repertoire projet/</text:span><text:span text:style-name="T70">package/</text:span><text:span text:style-name="T60">]$ </text:span><text:span text:style-name="T65"><text:s/></text:span><text:span text:style-name="T70">g</text:span><text:span text:style-name="T71">edit Config.in</text:span></text:p>
      <text:p text:style-name="P82">menu "Custom packages"</text:p>
      <text:p text:style-name="P82">source "$BR2_EXTERNAL_STT_ENV_PATH/package/stt_ihm/Config.in"</text:p>
      <text:p text:style-name="P82">endmenu</text:p>
      <text:list xml:id="list3467322359" text:style-name="L4">
        <text:list-item>
          <text:p text:style-name="P118"><text:span text:style-name="T29">O</text:span><text:span text:style-name="T30">n crée ensuite un fichier Config.in qui permettra de sélectionner </text:span><text:span text:style-name="T32">les paquets dépendants lors du menuconfig « </text:span><text:span text:style-name="T31">JANSSON » et « SQLITE »</text:span><text:span text:style-name="T32"> :</text:span></text:p>
        </text:list-item>
      </text:list>
      <text:p text:style-name="P55"><text:span text:style-name="T60">[repertoire projet/</text:span><text:span text:style-name="T70">package/</text:span><text:span text:style-name="T71">stt_ihm</text:span><text:span text:style-name="T60">]$ </text:span><text:span text:style-name="T65"><text:s/></text:span><text:span text:style-name="T70">g</text:span><text:span text:style-name="T71">edit Config.in</text:span></text:p>
      <text:p text:style-name="P82">config BR2_PACKAGE_STT_IHM</text:p>
      <text:p text:style-name="P82"><text:tab/>bool "STTP_IHM"</text:p>
      <text:p text:style-name="P82"><text:tab/>depends on BR2_PACKAGE_SQLITE</text:p>
      <text:p text:style-name="P82"><text:tab/>depends on BR2_PACKAGE_JANSSON</text:p>
      <text:p text:style-name="P82"><text:tab/>help</text:p>
      <text:p text:style-name="P82"><text:tab/><text:tab/>Package pour l'application STT</text:p>
      <text:list xml:id="list3354357947" text:style-name="L5">
        <text:list-item>
          <text:p text:style-name="P119"><text:span text:style-name="T29">O</text:span><text:span text:style-name="T30">n crée ensuite un fichier </text:span><text:span text:style-name="T31">stt_ihm.mk </text:span><text:span text:style-name="T30"><text:s/>qui permettra </text:span><text:span text:style-name="T31">construire le paquet dans la distribution : </text:span></text:p>
        </text:list-item>
      </text:list>
      <text:p text:style-name="P56"><text:span text:style-name="T60">[repertoire projet/</text:span><text:span text:style-name="T70">package/</text:span><text:span text:style-name="T71">stt_ihm</text:span><text:span text:style-name="T60">]$ </text:span><text:span text:style-name="T65"><text:s/></text:span><text:span text:style-name="T70">g</text:span><text:span text:style-name="T71">edit </text:span><text:span text:style-name="T72">stt_ihm.mk</text:span></text:p>
      <text:p text:style-name="P56"><text:span text:style-name="T72">→ </text:span><text:span text:style-name="T73">:</text:span></text:p>
      <text:p text:style-name="P76"/>
      <text:p text:style-name="P76"/>
      <text:p text:style-name="P76"/>
      <text:p text:style-name="P76"/>
      <text:p text:style-name="P76"/>
      <text:p text:style-name="P83"><text:soft-page-break/>STT_IHM_CONF_OPTS = --prefix=/usr</text:p>
      <text:p text:style-name="P79"/>
      <text:p text:style-name="P83">define STT_IHM_CONFIGURE_CMDS</text:p>
      <text:p text:style-name="P83"><text:s text:c="8"/>$(MAKE) $(TARGET_CONFIGURE_OPTS) -C $(@D) defconfig</text:p>
      <text:p text:style-name="P83">endef</text:p>
      <text:p text:style-name="P79"/>
      <text:p text:style-name="P83">define STT_IHM_BUILD_CMDS </text:p>
      <text:p text:style-name="P83"><text:s text:c="8"/>$(MAKE) $(TARGET_CONFIGURE_OPTS) -C $(@D) </text:p>
      <text:p text:style-name="P83">endef</text:p>
      <text:p text:style-name="P79"/>
      <text:p text:style-name="P79"/>
      <text:p text:style-name="P83">define STT_IHM_INSTALL_TARGET_CMDS </text:p>
      <text:p text:style-name="P83"><text:s text:c="8"/>$(MAKE) $(TARGET_CONFIGURE_OPTS) -C $(@D) DESTDIR=$(TARGET_DIR) <text:s/>install </text:p>
      <text:p text:style-name="P83"><text:s text:c="8"/>$(INSTALL) -D -m 0755 $(STT_IHM_PKGDIR)/S50sttdaemon $(TARGET_DIR)/etc/init.d/</text:p>
      <text:p text:style-name="P83">endef</text:p>
      <text:p text:style-name="P83">$(eval $(generic-package))</text:p>
      <text:p text:style-name="P76"/>
      <text:p text:style-name="P40"><text:span text:style-name="T58">Ce fichier stt_ihm.mk peut permettre de préciser la méthode d’importation du package avec « PROJET_SITE_METHODE » et « PROJET_SITE », de préciser les paquets à installer dépendants avec « PROJET_DEPENDENCIES ». « PROJET_CONF_OPTS » permet de configurer </text:span><text:span text:style-name="T77">le dossier d’installation des exécutables : /usr</text:span></text:p>
      <text:p text:style-name="P74">On définit ensuite trois actions à effectuer pour build le package :</text:p>
      <text:p text:style-name="P74">« PROJET_CONFIGURE_CMDS » : Configure le package avec le defconfig.</text:p>
      <text:p text:style-name="P74">« PROJET_BUILD_CMDS » : Effectue un make</text:p>
      <text:p text:style-name="P74">« PROJET_INSTALL_TARGET_CMDS: Effectue l’intallation d’un script qui sera exécuté au lancement du projet et ainsi que l’installation du package dans target</text:p>
      <text:p text:style-name="P75">$(PACKAGE_PKGDIR)/PACKAGE permet de préciser la localisation du package.</text:p>
      <text:p text:style-name="P75"><text:soft-page-break/>$(INSTALL) -D -m droits repertoire_source repertoire_dest <text:s/>permet de faire un cp et de modifier les droits du fichier copié en meme temps. </text:p>
      <text:list xml:id="list3257463986" text:style-name="L6">
        <text:list-item>
          <text:p text:style-name="P121">On configure ensuite l’installation du package dans le projet en modifiant le fichier Config.in à la racine du projet ainsi que le fichier external.mk :</text:p>
        </text:list-item>
      </text:list>
      <text:p text:style-name="P57"><text:span text:style-name="T60">[repertoire projet]$ </text:span><text:span text:style-name="T65"><text:s/></text:span><text:span text:style-name="T70">g</text:span><text:span text:style-name="T71">edit </text:span><text:span text:style-name="T72">C</text:span><text:span text:style-name="T74">onfig.in</text:span></text:p>
      <text:list xml:id="list323950885" text:style-name="L7">
        <text:list-item>
          <text:p text:style-name="P122">Dans Config.in : </text:p>
        </text:list-item>
      </text:list>
      <text:p text:style-name="P82"><text:tab/>source "$BR2_EXTERNAL_STT_ENV_PATH/package/Config.in"</text:p>
      <text:list xml:id="list170827107514679" text:continue-numbering="true" text:style-name="L7">
        <text:list-item>
          <text:p text:style-name="P122">Dans external.mk</text:p>
          <text:p text:style-name="P126">include $(sort $(BR2_EXTERNAL_STT_ENV_PATH)/package/*/*.mk)</text:p>
          <text:p text:style-name="P126"/>
          <text:p text:style-name="P126"/>
        </text:list-item>
        <text:list-item>
          <text:p text:style-name="P122"><text:s/>On va maintenant compiler le package :</text:p>
        </text:list-item>
      </text:list>
      <text:p text:style-name="P96"><text:span text:style-name="T35">P</text:span><text:span text:style-name="T28">our cela on doit cocher le package dans menuconfig, on active les dépendances : sqlite (libraries-&gt;database) et jansson (libraries→jasson) puis external options → custom packages.</text:span></text:p>
      <text:p text:style-name="P85"><text:span text:style-name="T60">[repertoire projet/</text:span><text:span text:style-name="T75">output</text:span><text:span text:style-name="T60">]$ </text:span><text:span text:style-name="T65"><text:s/></text:span><text:span text:style-name="T75">make stt_ihm</text:span></text:p>
      <text:list xml:id="list4030110613" text:style-name="L8">
        <text:list-item>
          <text:p text:style-name="P128"><text:span text:style-name="T36">D</text:span><text:span text:style-name="T37">ans le cas où la configuration defconfig a changé :</text:span></text:p>
        </text:list-item>
      </text:list>
      <text:p text:style-name="P85"><text:span text:style-name="T60">[repertoire projet/</text:span><text:span text:style-name="T75">output</text:span><text:span text:style-name="T60">]$ </text:span><text:span text:style-name="T65"><text:s/></text:span><text:span text:style-name="T75">make stt_ihm-reconfigure</text:span></text:p>
      <text:list xml:id="list170827669138559" text:continue-numbering="true" text:style-name="L8">
        <text:list-item>
          <text:p text:style-name="P127"><text:span text:style-name="T87">D</text:span><text:span text:style-name="T81">ans le cas où on veut rebuild :</text:span></text:p>
        </text:list-item>
      </text:list>
      <text:p text:style-name="P86"><text:span text:style-name="T60">[repertoire projet/</text:span><text:span text:style-name="T75">output</text:span><text:span text:style-name="T60">]$ </text:span><text:span text:style-name="T65"><text:s/></text:span><text:span text:style-name="T75">make stt_ihm-re</text:span><text:span text:style-name="T76">build</text:span></text:p>
      <text:p text:style-name="P85"><text:span text:style-name="T86">On </text:span><text:span text:style-name="T87">regénère l’image : </text:span></text:p>
      <text:p text:style-name="P85"><text:span text:style-name="T60">[repertoire projet/</text:span><text:span text:style-name="T75">output</text:span><text:span text:style-name="T60">]$ </text:span><text:span text:style-name="T65"><text:s/></text:span><text:span text:style-name="T75">make </text:span></text:p>
      <text:list xml:id="list2893747316" text:style-name="L9">
        <text:list-item>
          <text:p text:style-name="P129"><text:span text:style-name="T36">O</text:span><text:span text:style-name="T38">n peut maintenant vérifier que les exécutables du package sont bien installés dans stt_env/output/target/usr/bin/</text:span></text:p>
        </text:list-item>
      </text:list>
      <text:p text:style-name="P97"><text:span text:style-name="T38">L’</text:span><text:span text:style-name="T28">image « sdcard.img » est </text:span><text:span text:style-name="T39">prête</text:span><text:span text:style-name="T28"> à </text:span><text:span text:style-name="T39">être</text:span><text:span text:style-name="T28"> téléversée sur la carte </text:span><text:span text:style-name="T40">SD</text:span><text:span text:style-name="T28">.</text:span></text:p>
      <text:p text:style-name="P77"/>
      <text:p text:style-name="P77"/>
      <text:p text:style-name="P77"/>
      <text:p text:style-name="P77"/>
      <text:p text:style-name="P77"/>
      <text:p text:style-name="P111"><text:span text:style-name="T25">Synchroniser les sources d’un package sans passer par le git</text:span><text:span text:style-name="T19"> </text:span><text:span text:style-name="T20">:</text:span></text:p>
      <text:p text:style-name="P81"><text:span text:style-name="T60"><text:s text:c="4"/>D’</text:span><text:span text:style-name="T58">un point de vue développeur il est nécessaire d’utiliser l’environnement de l’intégrateur, il faut pouvoir ajouter les changement apportées aux sources des fonctionnalités au système global. On utilise un overlays.</text:span></text:p>
      <text:p text:style-name="P71">Si les sources d’un package changent au cours d’un projet il est nécessaire de mettre à jour ce package.</text:p>
      <text:p text:style-name="P71">Deux méthodes existent :</text:p>
      <text:p text:style-name="P71"><text:s text:c="2"/>1.<text:span text:style-name="T90">Méthode naïve</text:span></text:p>
      <text:p text:style-name="P71"><text:tab/>→ Modification du package</text:p>
      <text:p text:style-name="P71"><text:tab/>→ Git commit, git push</text:p>
      <text:p text:style-name="P71"><text:tab/>→ make package : ce qui va avoir pour effet de réinstaller le package.</text:p>
      <text:p text:style-name="P71">2. Création d ‘un overlays, qui va automatiquement détecter les changements au sein du package : <text:span text:style-name="T89">activer l’option, créer le lien vers les sources dans local.mk et ajouter le local.mk au build. </text:span></text:p>
      <text:list xml:id="list3691865723" text:style-name="L10">
        <text:list-item>
          <text:p text:style-name="P120"><text:span text:style-name="T42">A</text:span><text:span text:style-name="T41">ctiv</text:span><text:span text:style-name="T42">ation de</text:span><text:span text:style-name="T41"> l’option overlays dans le menu config :</text:span></text:p>
        </text:list-item>
      </text:list>
      <text:p text:style-name="P71"><text:tab/><text:tab/>make menuconfig → <text:span text:style-name="T91">build options</text:span> → overlays → ${BR2_EXTERNAL_<text:span text:style-name="T91">STT_ENV_PATH</text:span>}/<text:span text:style-name="T92">local.mk</text:span></text:p>
      <text:list xml:id="list1028657496" text:style-name="L11">
        <text:list-item>
          <text:p text:style-name="P123">Création d’un fichier local.mk, mentionnant un lien vers toutes les sources nécessitant une synchronisation des sources avec l’environnement de build.</text:p>
        </text:list-item>
      </text:list>
      <text:p text:style-name="P87"><text:span text:style-name="T60">[repertoire projet]$ </text:span><text:span text:style-name="T65"><text:s/></text:span><text:span text:style-name="T78">gedit local.mk</text:span></text:p>
      <text:p text:style-name="P80">STT_IHM_OVERRIDE_SRCDIR=/home/gucos/Documents/RESSOURCES_APP_EXTERNES/stt-ihm-passerelle/</text:p>
      <text:p text:style-name="P88"><text:span text:style-name="T60">[repertoire projet/</text:span><text:span text:style-name="T79">configs/</text:span><text:span text:style-name="T60">]$ </text:span><text:span text:style-name="T65"><text:s/></text:span><text:span text:style-name="T78">gedit </text:span><text:span text:style-name="T79">stt_env_defconfig</text:span></text:p>
      <text:p text:style-name="P84">BR2_PACKAGE_OVERRIDE_FILE="$(BR2_EXTERNAL_STT_ENV_PATH)/local.mk"</text:p>
      <text:list xml:id="list2719435910" text:style-name="L12">
        <text:list-item>
          <text:p text:style-name="P124">On peut alors reconstruire le package :</text:p>
        </text:list-item>
      </text:list>
      <text:p text:style-name="P89"><text:span text:style-name="T60">[repertoire projet/</text:span><text:span text:style-name="T80">output</text:span><text:span text:style-name="T79">/</text:span><text:span text:style-name="T60">]$ </text:span><text:span text:style-name="T65"><text:s/></text:span><text:span text:style-name="T80">make stt_ihm-reconfigure</text:span></text:p>
      <text:p text:style-name="P78"/>
      <text:list xml:id="list170827383592997" text:continue-numbering="true" text:style-name="L12">
        <text:list-item>
          <text:p text:style-name="P125">On peut alors reconstruire <text:span text:style-name="T93">l’image : </text:span></text:p>
        </text:list-item>
      </text:list>
      <text:p text:style-name="P90"><text:span text:style-name="T60">[repertoire projet/</text:span><text:span text:style-name="T80">output</text:span><text:span text:style-name="T79">/</text:span><text:span text:style-name="T60">]$ </text:span><text:span text:style-name="T65"><text:s/></text:span><text:span text:style-name="T80">make </text:span></text:p>
      <text:p text:style-name="P112"><text:span text:style-name="T17">Annexe</text:span><text:span text:style-name="T16"> </text:span><text:span text:style-name="T15">: </text:span></text:p>
      <text:p text:style-name="P73"><text:span text:style-name="T1">1- </text:span><text:span text:style-name="T2">F</text:span><text:span text:style-name="T1">low lors d’une installation de package par Buildroot :</text:span><text:span text:style-name="T13"> </text:span><text:span text:style-name="T18">cf draw.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fr" style:country-asian="FR"/>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_20_Odd" style:display-name="Footer Odd" style:family="paragraph" style:parent-style-name="Standard" style:default-outline-level="">
      <style:paragraph-properties fo:margin-top="0cm" fo:margin-bottom="0.318cm" loext:contextual-spacing="false" fo:line-height="110%" fo:text-align="end" style:justify-single-word="false" fo:padding-left="0cm" fo:padding-right="0cm" fo:padding-top="0.035cm" fo:padding-bottom="0cm" fo:border-left="none" fo:border-right="none" fo:border-top="0.51pt solid #4f81bd" fo:border-bottom="none"/>
      <style:text-properties fo:color="#1f497d" fo:font-size="10pt" style:font-name-asian="Calibri1" style:font-family-asian="Calibri" style:font-family-generic-asian="system" style:font-pitch-asian="variable" style:font-size-asian="10pt" style:language-asian="fr" style:country-asian="FR" style:font-size-complex="11.5pt"/>
    </style:style>
    <style:style style:name="TOC_20_Heading" style:display-name="TOC Heading" style:family="paragraph" style:parent-style-name="Heading_20_1" style:next-style-name="Standard" style:default-outline-level="">
      <style:text-properties style:language-asian="fr" style:country-asian="F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Sans_20_interligne_20_Car" style:display-name="Sans interligne Car" style:family="text" style:parent-style-name="Default_20_Paragraph_20_Font">
      <style:text-properties style:font-name-asian="Calibri1" style:font-family-asian="Calibri" style:font-family-generic-asian="system" style:font-pitch-asian="variable" style:language-asian="fr" style:country-asian="FR"/>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js-path-segment" style:family="text" style:parent-style-name="Default_20_Paragraph_20_Font"/>
    <style:style style:name="separator" style:family="text" style:parent-style-name="Default_20_Paragraph_20_Font"/>
    <style:style style:name="Strong" style:family="text" style:parent-style-name="Default_20_Paragraph_20_Font">
      <style:text-properties fo:font-weight="bold" style:font-weight-asian="bold"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fo:font-weight="bold"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40" style:display-name="ListLabel 40" style:family="text">
      <style:text-properties fo:font-weight="bold"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fo:font-weight="bold"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fo:background-color="#ffff00"/>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905cm"/>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635cm" fo:margin-left="1.905cm"/>
        </style:list-level-properties>
        <style:text-properties fo:font-family="Calibri"/>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3"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0"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7" style:num-suffix="-" text:bullet-char="-">
        <style:list-level-properties text:list-level-position-and-space-mode="label-alignment">
          <style:list-level-label-alignment text:label-followed-by="listtab" fo:text-indent="-0.635cm" fo:margin-left="1.884cm"/>
        </style:list-level-properties>
        <style:text-properties fo:font-family="Calibri"/>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5"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9" style:num-suffix="" text:bullet-char="">
        <style:list-level-properties text:list-level-position-and-space-mode="label-alignment">
          <style:list-level-label-alignment text:label-followed-by="listtab" fo:text-indent="-0.635cm" fo:margin-left="1.879cm"/>
        </style:list-level-properties>
        <style:text-properties fo:font-family="Wingdings" style:font-charset="x-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3.149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959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fo:font-family="Symbol"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769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3" style:num-suffix="" text:bullet-char="">
        <style:list-level-properties text:list-level-position-and-space-mode="label-alignment">
          <style:list-level-label-alignment text:label-followed-by="listtab" fo:text-indent="-0.635cm" fo:margin-left="5.054cm"/>
        </style:list-level-properties>
        <style:text-properties fo:font-family="Wingdings" style:font-charset="x-symbol"/>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6.32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7.59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8.864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10.134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11.404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2.674cm"/>
        </style:list-level-properties>
        <style:text-properties fo:font-family="Symbol"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3.944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5.21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fo:text-indent="-0.635cm" fo:margin-left="1.879cm"/>
        </style:list-level-properties>
        <style:text-properties fo:font-family="Wingdings" style:font-charset="x-symbol"/>
      </text:list-level-style-bullet>
      <text:list-level-style-bullet text:level="2" text:style-name="ListLabel_20_48" style:num-suffix="o" text:bullet-char="o">
        <style:list-level-properties text:list-level-position-and-space-mode="label-alignment">
          <style:list-level-label-alignment text:label-followed-by="listtab" fo:text-indent="-0.635cm" fo:margin-left="3.149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fo:font-family="Symbol" style:font-charset="x-symbol"/>
      </text:list-level-style-bullet>
      <text:list-level-style-bullet text:level="5" text:style-name="ListLabel_20_49" style:num-suffix="o" text:bullet-char="o">
        <style:list-level-properties text:list-level-position-and-space-mode="label-alignment">
          <style:list-level-label-alignment text:label-followed-by="listtab" fo:text-indent="-0.635cm" fo:margin-left="6.959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fo:font-family="Symbol" style:font-charset="x-symbol"/>
      </text:list-level-style-bullet>
      <text:list-level-style-bullet text:level="8" text:style-name="ListLabel_20_50" style:num-suffix="o" text:bullet-char="o">
        <style:list-level-properties text:list-level-position-and-space-mode="label-alignment">
          <style:list-level-label-alignment text:label-followed-by="listtab" fo:text-indent="-0.635cm" fo:margin-left="10.769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I" text:start-value="3">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_20_Odd">
      <style:paragraph-properties fo:text-align="start" style:justify-single-word="false">
        <style:tab-stops>
          <style:tab-stop style:position="3.071cm"/>
          <style:tab-stop style:position="16.002cm" style:type="right"/>
        </style:tab-stops>
      </style:paragraph-properties>
    </style:style>
    <style:style style:name="MT1" style:family="text">
      <style:text-properties fo:font-size="12pt" style:font-size-asian="12pt" style:font-size-complex="12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
      </style:header>
      <style:footer>
        <text:p text:style-name="MP1"><draw:frame draw:style-name="Mfr1" draw:name="Image 7" text:anchor-type="char" svg:x="-0.004cm" svg:y="0.381cm" svg:width="2.54cm" svg:height="0.656cm" draw:z-index="0"><draw:image xlink:href="Pictures/10000201000000DC00000039FE5D78308492B197.png" xlink:type="simple" xlink:show="embed" xlink:actuate="onLoad" loext:mime-type="image/png"/></draw:frame><draw:frame draw:style-name="Mfr1" draw:name="Image 8" text:anchor-type="char" svg:x="3.057cm" svg:y="0.208cm" svg:width="1.852cm" svg:height="1.182cm" draw:z-index="0"><draw:image xlink:href="Pictures/10000000000000CE00000083152B0099B1E31D26.jpg" xlink:type="simple" xlink:show="embed" xlink:actuate="onLoad" loext:mime-type="image/jpeg"/></draw:frame><text:tab/><text:tab/>Page <text:span text:style-name="MT1"><text:page-number text:select-page="current">0</text:page-number></text:span></text:p>
        <text:p text:style-name="Footer"/>
      </style:footer>
    </style:master-page>
    <style:master-page style:name="First_20_Page" style:display-name="First Page" style:page-layout-name="Mpm2" style:next-style-name="Standard">
      <style:header>
        <text:p text:style-name="Header"/>
      </style:header>
    </style:master-page>
    <style:master-page style:name="Converted1" style:page-layout-name="Mpm1">
      <style:header>
        <text:p text:style-name="Header"/>
      </style:header>
      <style:footer>
        <text:p text:style-name="MP1"><text:tab/><text:tab/>Page <text:span text:style-name="MT1"><text:page-number text:select-page="current">14</text:page-number></text:span></text:p>
        <text:p text:style-name="Footer"/>
      </style:footer>
    </style:master-page>
    <style:master-page style:name="Converted2" style:page-layout-name="Mpm2" style:next-style-name="Converted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rtage  de l’écran du valideur « LVDS »</dc:title>
    <dc:subject>PROJET VALNUX</dc:subject>
    <meta:initial-creator>Guillaume COSTAGLIOLA</meta:initial-creator>
    <meta:editing-cycles>115</meta:editing-cycles>
    <meta:print-date>2019-06-21T12:37:00</meta:print-date>
    <meta:creation-date>2019-06-21T11:52:00</meta:creation-date>
    <dc:date>2020-02-12T15:19:04.458162487</dc:date>
    <meta:editing-duration>PT8H8S</meta:editing-duration>
    <meta:generator>LibreOffice/6.0.7.3$Linux_X86_64 LibreOffice_project/00m0$Build-3</meta:generator>
    <meta:document-statistic meta:table-count="3" meta:image-count="2" meta:object-count="0" meta:page-count="14" meta:paragraph-count="202" meta:word-count="1491" meta:character-count="10778" meta:non-whitespace-character-count="9338"/>
    <meta:user-defined meta:name="AppVersion">14.0000</meta:user-defined>
    <meta:user-defined meta:name="Company">Eisar Grenoble-in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